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9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82cm"/>
    </style:style>
    <style:style style:name="co6" style:family="table-column">
      <style:table-column-properties fo:break-before="auto" style:column-width="3.161cm"/>
    </style:style>
    <style:style style:name="co7" style:family="table-column">
      <style:table-column-properties fo:break-before="auto" style:column-width="1.864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1.319cm"/>
    </style:style>
    <style:style style:name="co10" style:family="table-column">
      <style:table-column-properties fo:break-before="auto" style:column-width="3.12cm"/>
    </style:style>
    <style:style style:name="co11" style:family="table-column">
      <style:table-column-properties fo:break-before="auto" style:column-width="3.822cm"/>
    </style:style>
    <style:style style:name="ro1" style:family="table-row">
      <style:table-row-properties style:row-height="0.43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2"/>
    <style:style style:name="ce2" style:family="table-cell" style:parent-style-name="Default" style:data-style-name="N37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fo:background-color="transparent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fo:background-color="#33cc66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c oleo 9-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>
            <text:p>termistor antigo</text:p>
          </table:table-cell>
          <table:table-cell office:value-type="string">
            <text:p>ADC addtherm velho</text:p>
          </table:table-cell>
          <table:table-cell office:value-type="string">
            <text:p>Celcius termopar</text:p>
          </table:table-cell>
          <table:table-cell/>
        </table:table-row>
        <table:table-row table:style-name="ro2">
          <table:table-cell office:value-type="float" office:value="25.47">
            <text:p>25,47</text:p>
          </table:table-cell>
          <table:table-cell office:value-type="float" office:value="977">
            <text:p>977</text:p>
          </table:table-cell>
          <table:table-cell office:value-type="float" office:value="25.2">
            <text:p>25,20</text:p>
          </table:table-cell>
          <table:table-cell/>
        </table:table-row>
        <table:table-row table:style-name="ro2">
          <table:table-cell office:value-type="float" office:value="32.39">
            <text:p>32,39</text:p>
          </table:table-cell>
          <table:table-cell office:value-type="float" office:value="960">
            <text:p>960</text:p>
          </table:table-cell>
          <table:table-cell office:value-type="float" office:value="31.8">
            <text:p>31,80</text:p>
          </table:table-cell>
          <table:table-cell table:style-name="ce2"/>
        </table:table-row>
        <table:table-row table:style-name="ro2">
          <table:table-cell office:value-type="float" office:value="37.16">
            <text:p>37,16</text:p>
          </table:table-cell>
          <table:table-cell office:value-type="float" office:value="948">
            <text:p>948</text:p>
          </table:table-cell>
          <table:table-cell office:value-type="float" office:value="36">
            <text:p>36,00</text:p>
          </table:table-cell>
          <table:table-cell/>
        </table:table-row>
        <table:table-row table:style-name="ro2">
          <table:table-cell office:value-type="float" office:value="41.93">
            <text:p>41,93</text:p>
          </table:table-cell>
          <table:table-cell office:value-type="float" office:value="940">
            <text:p>940</text:p>
          </table:table-cell>
          <table:table-cell office:value-type="float" office:value="40.4">
            <text:p>40,40</text:p>
          </table:table-cell>
          <table:table-cell/>
        </table:table-row>
        <table:table-row table:style-name="ro2">
          <table:table-cell office:value-type="float" office:value="46.77">
            <text:p>46,77</text:p>
          </table:table-cell>
          <table:table-cell office:value-type="float" office:value="925">
            <text:p>925</text:p>
          </table:table-cell>
          <table:table-cell office:value-type="float" office:value="45.2">
            <text:p>45,20</text:p>
          </table:table-cell>
          <table:table-cell/>
        </table:table-row>
        <table:table-row table:style-name="ro2">
          <table:table-cell office:value-type="float" office:value="51.6">
            <text:p>51,6</text:p>
          </table:table-cell>
          <table:table-cell office:value-type="float" office:value="910">
            <text:p>910</text:p>
          </table:table-cell>
          <table:table-cell office:value-type="float" office:value="49.3">
            <text:p>49,30</text:p>
          </table:table-cell>
          <table:table-cell/>
        </table:table-row>
        <table:table-row table:style-name="ro2">
          <table:table-cell office:value-type="float" office:value="56.37">
            <text:p>56,37</text:p>
          </table:table-cell>
          <table:table-cell office:value-type="float" office:value="872">
            <text:p>872</text:p>
          </table:table-cell>
          <table:table-cell office:value-type="float" office:value="53.2">
            <text:p>53,20</text:p>
          </table:table-cell>
          <table:table-cell/>
        </table:table-row>
        <table:table-row table:style-name="ro2">
          <table:table-cell office:value-type="float" office:value="65.97">
            <text:p>65,97</text:p>
          </table:table-cell>
          <table:table-cell office:value-type="float" office:value="821">
            <text:p>821</text:p>
          </table:table-cell>
          <table:table-cell office:value-type="float" office:value="61.5">
            <text:p>61,50</text:p>
          </table:table-cell>
          <table:table-cell office:value-type="float" office:value="856">
            <text:p>856</text:p>
          </table:table-cell>
        </table:table-row>
        <table:table-row table:style-name="ro2">
          <table:table-cell office:value-type="float" office:value="75.51">
            <text:p>75,51</text:p>
          </table:table-cell>
          <table:table-cell office:value-type="float" office:value="812">
            <text:p>812</text:p>
          </table:table-cell>
          <table:table-cell office:value-type="float" office:value="69.4">
            <text:p>69,40</text:p>
          </table:table-cell>
          <table:table-cell/>
        </table:table-row>
        <table:table-row table:style-name="ro2">
          <table:table-cell office:value-type="float" office:value="89.8">
            <text:p>89,8</text:p>
          </table:table-cell>
          <table:table-cell office:value-type="float" office:value="664">
            <text:p>664</text:p>
          </table:table-cell>
          <table:table-cell office:value-type="float" office:value="80.9">
            <text:p>80,90</text:p>
          </table:table-cell>
          <table:table-cell office:value-type="float" office:value="735">
            <text:p>735</text:p>
          </table:table-cell>
        </table:table-row>
        <table:table-row table:style-name="ro2">
          <table:table-cell office:value-type="float" office:value="99.76">
            <text:p>99,76</text:p>
          </table:table-cell>
          <table:table-cell office:value-type="float" office:value="591">
            <text:p>591</text:p>
          </table:table-cell>
          <table:table-cell office:value-type="float" office:value="88.4">
            <text:p>88,40</text:p>
          </table:table-cell>
          <table:table-cell office:value-type="float" office:value="677">
            <text:p>677</text:p>
          </table:table-cell>
        </table:table-row>
        <table:table-row table:style-name="ro2">
          <table:table-cell office:value-type="float" office:value="109.76">
            <text:p>109,76</text:p>
          </table:table-cell>
          <table:table-cell office:value-type="float" office:value="618">
            <text:p>618</text:p>
          </table:table-cell>
          <table:table-cell office:value-type="float" office:value="95.6">
            <text:p>95,60</text:p>
          </table:table-cell>
          <table:table-cell office:value-type="float" office:value="518">
            <text:p>518</text:p>
          </table:table-cell>
        </table:table-row>
        <table:table-row table:style-name="ro2">
          <table:table-cell office:value-type="float" office:value="119.52">
            <text:p>119,52</text:p>
          </table:table-cell>
          <table:table-cell office:value-type="float" office:value="447">
            <text:p>447</text:p>
          </table:table-cell>
          <table:table-cell office:value-type="float" office:value="103.2">
            <text:p>103,20</text:p>
          </table:table-cell>
          <table:table-cell office:value-type="float" office:value="561">
            <text:p>561</text:p>
          </table:table-cell>
        </table:table-row>
        <table:table-row table:style-name="ro2">
          <table:table-cell office:value-type="float" office:value="128.46">
            <text:p>128,46</text:p>
          </table:table-cell>
          <table:table-cell office:value-type="float" office:value="390">
            <text:p>390</text:p>
          </table:table-cell>
          <table:table-cell office:value-type="float" office:value="109.6">
            <text:p>109,60</text:p>
          </table:table-cell>
          <table:table-cell office:value-type="float" office:value="514">
            <text:p>514</text:p>
          </table:table-cell>
        </table:table-row>
        <table:table-row table:style-name="ro2">
          <table:table-cell office:value-type="float" office:value="137.15">
            <text:p>137,15</text:p>
          </table:table-cell>
          <table:table-cell office:value-type="float" office:value="464">
            <text:p>464</text:p>
          </table:table-cell>
          <table:table-cell office:value-type="float" office:value="116.8">
            <text:p>116,80</text:p>
          </table:table-cell>
          <table:table-cell office:value-type="float" office:value="336">
            <text:p>336</text:p>
          </table:table-cell>
        </table:table-row>
        <table:table-row table:style-name="ro2">
          <table:table-cell office:value-type="float" office:value="146.63">
            <text:p>146,63</text:p>
          </table:table-cell>
          <table:table-cell office:value-type="float" office:value="288">
            <text:p>288</text:p>
          </table:table-cell>
          <table:table-cell office:value-type="float" office:value="122.7">
            <text:p>122,70</text:p>
          </table:table-cell>
          <table:table-cell office:value-type="float" office:value="418">
            <text:p>418</text:p>
          </table:table-cell>
        </table:table-row>
        <table:table-row table:style-name="ro2">
          <table:table-cell office:value-type="float" office:value="153.13">
            <text:p>153,13</text:p>
          </table:table-cell>
          <table:table-cell office:value-type="float" office:value="367">
            <text:p>367</text:p>
          </table:table-cell>
          <table:table-cell office:value-type="float" office:value="126.6">
            <text:p>126,60</text:p>
          </table:table-cell>
          <table:table-cell/>
        </table:table-row>
        <table:table-row table:style-name="ro2" table:number-rows-repeated="31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 oleo 9-set" table:style-name="ta1"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table:style-name="ce3" office:value-type="string">
            <text:p>termistor antigo</text:p>
          </table:table-cell>
          <table:table-cell table:style-name="ce3" office:value-type="string">
            <text:p>ADC addtherm velho</text:p>
          </table:table-cell>
          <table:table-cell table:style-name="ce4" office:value-type="string">
            <text:p>Celcius termopar</text:p>
          </table:table-cell>
          <table:table-cell/>
          <table:table-cell office:value-type="string">
            <text:p>160-180</text:p>
          </table:table-cell>
        </table:table-row>
        <table:table-row table:style-name="ro2">
          <table:table-cell office:value-type="float" office:value="27.44">
            <text:p>27,44</text:p>
          </table:table-cell>
          <table:table-cell office:value-type="float" office:value="973">
            <text:p>973</text:p>
          </table:table-cell>
          <table:table-cell table:style-name="ce1" office:value-type="float" office:value="27.6">
            <text:p>27,60</text:p>
          </table:table-cell>
          <table:table-cell/>
          <table:table-cell office:value-type="string">
            <text:p>210-275</text:p>
          </table:table-cell>
        </table:table-row>
        <table:table-row table:style-name="ro2">
          <table:table-cell office:value-type="float" office:value="54.02">
            <text:p>54,02</text:p>
          </table:table-cell>
          <table:table-cell office:value-type="float" office:value="903">
            <text:p>903</text:p>
          </table:table-cell>
          <table:table-cell table:style-name="ce1" office:value-type="float" office:value="54.5">
            <text:p>54,50</text:p>
          </table:table-cell>
          <table:table-cell table:style-name="ce2"/>
          <table:table-cell/>
        </table:table-row>
        <table:table-row table:style-name="ro2">
          <table:table-cell office:value-type="float" office:value="101.5">
            <text:p>101,5</text:p>
          </table:table-cell>
          <table:table-cell office:value-type="float" office:value="578">
            <text:p>578</text:p>
          </table:table-cell>
          <table:table-cell table:style-name="ce1" office:value-type="float" office:value="100.5">
            <text:p>100,50</text:p>
          </table:table-cell>
          <table:table-cell table:number-columns-repeated="2"/>
        </table:table-row>
        <table:table-row table:style-name="ro2">
          <table:table-cell office:value-type="float" office:value="111.37">
            <text:p>111,37</text:p>
          </table:table-cell>
          <table:table-cell office:value-type="float" office:value="506">
            <text:p>506</text:p>
          </table:table-cell>
          <table:table-cell table:style-name="ce1" office:value-type="float" office:value="110.3">
            <text:p>110,30</text:p>
          </table:table-cell>
          <table:table-cell table:number-columns-repeated="2"/>
        </table:table-row>
        <table:table-row table:style-name="ro2">
          <table:table-cell office:value-type="float" office:value="121.24">
            <text:p>121,24</text:p>
          </table:table-cell>
          <table:table-cell office:value-type="float" office:value="435">
            <text:p>435</text:p>
          </table:table-cell>
          <table:table-cell table:style-name="ce1" office:value-type="float" office:value="120">
            <text:p>120,00</text:p>
          </table:table-cell>
          <table:table-cell table:number-columns-repeated="2"/>
        </table:table-row>
        <table:table-row table:style-name="ro2">
          <table:table-cell office:value-type="float" office:value="131.1">
            <text:p>131,1</text:p>
          </table:table-cell>
          <table:table-cell office:value-type="float" office:value="373">
            <text:p>373</text:p>
          </table:table-cell>
          <table:table-cell table:style-name="ce1" office:value-type="float" office:value="129.1">
            <text:p>129,10</text:p>
          </table:table-cell>
          <table:table-cell table:number-columns-repeated="2"/>
        </table:table-row>
        <table:table-row table:style-name="ro2">
          <table:table-cell office:value-type="float" office:value="140.93">
            <text:p>140,93</text:p>
          </table:table-cell>
          <table:table-cell office:value-type="float" office:value="313">
            <text:p>313</text:p>
          </table:table-cell>
          <table:table-cell table:style-name="ce1" office:value-type="float" office:value="139.1">
            <text:p>139,10</text:p>
          </table:table-cell>
          <table:table-cell table:number-columns-repeated="2"/>
        </table:table-row>
        <table:table-row table:style-name="ro2">
          <table:table-cell office:value-type="float" office:value="150.74">
            <text:p>150,74</text:p>
          </table:table-cell>
          <table:table-cell office:value-type="float" office:value="264">
            <text:p>264</text:p>
          </table:table-cell>
          <table:table-cell table:style-name="ce1" office:value-type="float" office:value="148.5">
            <text:p>148,50</text:p>
          </table:table-cell>
          <table:table-cell table:number-columns-repeated="2"/>
        </table:table-row>
        <table:table-row table:style-name="ro2">
          <table:table-cell office:value-type="float" office:value="160.75">
            <text:p>160,75</text:p>
          </table:table-cell>
          <table:table-cell office:value-type="float" office:value="221">
            <text:p>221</text:p>
          </table:table-cell>
          <table:table-cell table:style-name="ce1" office:value-type="float" office:value="157.8">
            <text:p>157,80</text:p>
          </table:table-cell>
          <table:table-cell table:number-columns-repeated="2"/>
        </table:table-row>
        <table:table-row table:style-name="ro2" table:number-rows-repeated="40">
          <table:table-cell table:number-columns-repeated="2"/>
          <table:table-cell table:style-name="ce1"/>
          <table:table-cell table:number-columns-repeated="2"/>
        </table:table-row>
        <table:table-row table:style-name="ro2" table:number-rows-repeated="1048525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 oleo 10-set" table:style-name="ta1">
        <table:shapes>
          <draw:frame draw:z-index="0" draw:style-name="gr1" svg:width="18.461cm" svg:height="9.076cm" svg:x="0.176cm" svg:y="8.212cm">
            <draw:object draw:notify-on-update-of-ranges="'s oleo 10-set'.A1:'s oleo 10-set'.A1 's oleo 10-set'.B2:'s oleo 10-set'.B18 's oleo 10-set'.B1:'s oleo 10-set'.B1 's oleo 10-set'.A2:'s oleo 10-set'.A18 's oleo 10-set'.F2:'s oleo 10-set'.F18 's oleo 10-set'.F1:'s oleo 10-set'.F1 's oleo 10-set'.A2:'s oleo 10-set'.A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3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default-cell-style-name="Default"/>
        <table:table-column table:style-name="co7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4">
          <table:table-cell table:style-name="ce5" office:value-type="string">
            <text:p>Celcius termopar</text:p>
          </table:table-cell>
          <table:table-cell table:style-name="ce8" office:value-type="string">
            <text:p>termistor antigo</text:p>
          </table:table-cell>
          <table:table-cell table:style-name="ce10" office:value-type="string">
            <text:p>corrigido</text:p>
          </table:table-cell>
          <table:table-cell table:number-columns-repeated="2" table:style-name="ce12" office:value-type="string">
            <text:p>erro</text:p>
          </table:table-cell>
          <table:table-cell table:style-name="ce8" office:value-type="string">
            <text:p>ADC addtherm velho</text:p>
          </table:table-cell>
          <table:table-cell table:style-name="ce10" office:value-type="string">
            <text:p>corrigido</text:p>
          </table:table-cell>
          <table:table-cell table:style-name="ce12" office:value-type="string">
            <text:p>erro</text:p>
          </table:table-cell>
          <table:table-cell table:style-name="ce12" table:number-columns-repeated="2"/>
          <table:table-cell table:style-name="ce4" office:value-type="string">
            <text:p>Celcius termopar</text:p>
          </table:table-cell>
          <table:table-cell table:style-name="ce3" office:value-type="string">
            <text:p>termistor antigo</text:p>
          </table:table-cell>
          <table:table-cell table:style-name="ce3" office:value-type="string">
            <text:p>ADC addtherm velho</text:p>
          </table:table-cell>
          <table:table-cell office:value-type="string">
            <text:p>160-180</text:p>
          </table:table-cell>
          <table:table-cell/>
        </table:table-row>
        <table:table-row table:style-name="ro2">
          <table:table-cell table:style-name="ce6" office:value-type="float" office:value="148">
            <text:p>148,00</text:p>
          </table:table-cell>
          <table:table-cell table:style-name="ce9" office:value-type="float" office:value="150.8">
            <text:p>150,80</text:p>
          </table:table-cell>
          <table:table-cell table:style-name="ce11" table:formula="of:=0.9365538413*[.B2]+6.7283007964" office:value-type="float" office:value="147.96062006444">
            <text:p>147,96</text:p>
          </table:table-cell>
          <table:table-cell table:style-name="ce13" table:formula="of:=ABS([.C2]-[.A2])/[.A2]" office:value-type="percentage" office:value="0.000266080645675624">
            <text:p>0,03%</text:p>
          </table:table-cell>
          <table:table-cell table:style-name="ce13" table:formula="of:=ABS([.B2]-[.A2])/[.A2]" office:value-type="percentage" office:value="0.018918918918919">
            <text:p>1,89%</text:p>
          </table:table-cell>
          <table:table-cell table:style-name="ce14" office:value-type="float" office:value="264">
            <text:p>264</text:p>
          </table:table-cell>
          <table:table-cell table:style-name="ce11" table:formula="of:=-53.7828135155*LN([.F2])+446.9738654555" office:value-type="float" office:value="147.083634669062">
            <text:p>147,08</text:p>
          </table:table-cell>
          <table:table-cell table:style-name="ce13" table:formula="of:=ABS([.G2]-[.A2])/[.A2]" office:value-type="percentage" office:value="0.00619165764147177">
            <text:p>0,62%</text:p>
          </table:table-cell>
          <table:table-cell table:style-name="ce13" table:number-columns-repeated="2"/>
          <table:table-cell table:style-name="ce6" office:value-type="float" office:value="22.6">
            <text:p>22,60</text:p>
          </table:table-cell>
          <table:table-cell table:style-name="ce7" office:value-type="float" office:value="23.06">
            <text:p>23,06</text:p>
          </table:table-cell>
          <table:table-cell table:style-name="ce7" office:value-type="float" office:value="982">
            <text:p>982</text:p>
          </table:table-cell>
          <table:table-cell office:value-type="string">
            <text:p>210-275</text:p>
          </table:table-cell>
          <table:table-cell/>
        </table:table-row>
        <table:table-row table:style-name="ro2">
          <table:table-cell table:style-name="ce6" office:value-type="float" office:value="158.2">
            <text:p>158,20</text:p>
          </table:table-cell>
          <table:table-cell table:style-name="ce9" office:value-type="float" office:value="162.86">
            <text:p>162,86</text:p>
          </table:table-cell>
          <table:table-cell table:style-name="ce11" table:formula="of:=0.9365538413*[.B3]+6.7283007964" office:value-type="float" office:value="159.255459390518">
            <text:p>159,26</text:p>
          </table:table-cell>
          <table:table-cell table:style-name="ce13" table:formula="of:=ABS([.C3]-[.A3])/[.A3]" office:value-type="percentage" office:value="0.00667167756332506">
            <text:p>0,67%</text:p>
          </table:table-cell>
          <table:table-cell table:style-name="ce13" table:formula="of:=ABS([.B3]-[.A3])/[.A3]" office:value-type="percentage" office:value="0.0294563843236411">
            <text:p>2,95%</text:p>
          </table:table-cell>
          <table:table-cell table:style-name="ce14" office:value-type="float" office:value="212">
            <text:p>212</text:p>
          </table:table-cell>
          <table:table-cell table:style-name="ce11" table:formula="of:=-53.7828135155*LN([.F3])+446.9738654555" office:value-type="float" office:value="158.881584765128">
            <text:p>158,88</text:p>
          </table:table-cell>
          <table:table-cell table:style-name="ce13" table:formula="of:=ABS([.G3]-[.A3])/[.A3]" office:value-type="percentage" office:value="0.00430837398943313">
            <text:p>0,43%</text:p>
          </table:table-cell>
          <table:table-cell table:style-name="ce13" table:number-columns-repeated="2"/>
          <table:table-cell table:style-name="ce6" office:value-type="float" office:value="32.9">
            <text:p>32,90</text:p>
          </table:table-cell>
          <table:table-cell table:style-name="ce7" office:value-type="float" office:value="33.49">
            <text:p>33,49</text:p>
          </table:table-cell>
          <table:table-cell table:style-name="ce7" office:value-type="float" office:value="959">
            <text:p>959</text:p>
          </table:table-cell>
          <table:table-cell/>
          <table:table-cell table:style-name="ce2"/>
        </table:table-row>
        <table:table-row table:style-name="ro2">
          <table:table-cell table:style-name="ce7" office:value-type="float" office:value="162.2">
            <text:p>162,2</text:p>
          </table:table-cell>
          <table:table-cell table:style-name="ce9" office:value-type="float" office:value="165.65">
            <text:p>165,65</text:p>
          </table:table-cell>
          <table:table-cell table:style-name="ce11" table:formula="of:=0.9365538413*[.B4]+6.7283007964" office:value-type="float" office:value="161.868444607745">
            <text:p>161,87</text:p>
          </table:table-cell>
          <table:table-cell table:style-name="ce13" table:formula="of:=ABS([.C4]-[.A4])/[.A4]" office:value-type="percentage" office:value="0.00204411462549312">
            <text:p>0,20%</text:p>
          </table:table-cell>
          <table:table-cell table:style-name="ce13" table:formula="of:=ABS([.B4]-[.A4])/[.A4]" office:value-type="percentage" office:value="0.0212700369913688">
            <text:p>2,13%</text:p>
          </table:table-cell>
          <table:table-cell table:style-name="ce14" office:value-type="float" office:value="202">
            <text:p>202</text:p>
          </table:table-cell>
          <table:table-cell table:style-name="ce11" table:formula="of:=-53.7828135155*LN([.F4])+446.9738654555" office:value-type="float" office:value="161.480293795818">
            <text:p>161,48</text:p>
          </table:table-cell>
          <table:table-cell table:style-name="ce13" table:formula="of:=ABS([.G4]-[.A4])/[.A4]" office:value-type="percentage" office:value="0.00443715292343768">
            <text:p>0,44%</text:p>
          </table:table-cell>
          <table:table-cell table:style-name="ce13" table:number-columns-repeated="2"/>
          <table:table-cell table:style-name="ce6" office:value-type="float" office:value="42.6">
            <text:p>42,60</text:p>
          </table:table-cell>
          <table:table-cell table:style-name="ce7" office:value-type="float" office:value="42.84">
            <text:p>42,84</text:p>
          </table:table-cell>
          <table:table-cell table:style-name="ce7" office:value-type="float" office:value="929">
            <text:p>929</text:p>
          </table:table-cell>
          <table:table-cell table:number-columns-repeated="2"/>
        </table:table-row>
        <table:table-row table:style-name="ro2">
          <table:table-cell table:style-name="ce6" office:value-type="float" office:value="166.3">
            <text:p>166,30</text:p>
          </table:table-cell>
          <table:table-cell table:style-name="ce9" office:value-type="float" office:value="170.49">
            <text:p>170,49</text:p>
          </table:table-cell>
          <table:table-cell table:style-name="ce11" table:formula="of:=0.9365538413*[.B5]+6.7283007964" office:value-type="float" office:value="166.401365199637">
            <text:p>166,40</text:p>
          </table:table-cell>
          <table:table-cell table:style-name="ce13" table:formula="of:=ABS([.C5]-[.A5])/[.A5]" office:value-type="percentage" office:value="0.000609532168592913">
            <text:p>0,06%</text:p>
          </table:table-cell>
          <table:table-cell table:style-name="ce13" table:formula="of:=ABS([.B5]-[.A5])/[.A5]" office:value-type="percentage" office:value="0.0251954299458809">
            <text:p>2,52%</text:p>
          </table:table-cell>
          <table:table-cell table:style-name="ce14" office:value-type="float" office:value="184">
            <text:p>184</text:p>
          </table:table-cell>
          <table:table-cell table:style-name="ce11" table:formula="of:=-53.7828135155*LN([.F5])+446.9738654555" office:value-type="float" office:value="166.499948108703">
            <text:p>166,50</text:p>
          </table:table-cell>
          <table:table-cell table:style-name="ce13" table:formula="of:=ABS([.G5]-[.A5])/[.A5]" office:value-type="percentage" office:value="0.00120233378654933">
            <text:p>0,12%</text:p>
          </table:table-cell>
          <table:table-cell table:style-name="ce13" table:number-columns-repeated="2"/>
          <table:table-cell table:style-name="ce6" office:value-type="float" office:value="52.5">
            <text:p>52,50</text:p>
          </table:table-cell>
          <table:table-cell table:style-name="ce7" office:value-type="float" office:value="52.21">
            <text:p>52,21</text:p>
          </table:table-cell>
          <table:table-cell table:style-name="ce7" office:value-type="float" office:value="890">
            <text:p>890</text:p>
          </table:table-cell>
          <table:table-cell table:number-columns-repeated="2"/>
        </table:table-row>
        <table:table-row table:style-name="ro2">
          <table:table-cell table:style-name="ce6" office:value-type="float" office:value="171.3">
            <text:p>171,30</text:p>
          </table:table-cell>
          <table:table-cell table:style-name="ce9" office:value-type="float" office:value="175.45">
            <text:p>175,45</text:p>
          </table:table-cell>
          <table:table-cell table:style-name="ce11" table:formula="of:=0.9365538413*[.B6]+6.7283007964" office:value-type="float" office:value="171.046672252485">
            <text:p>171,05</text:p>
          </table:table-cell>
          <table:table-cell table:style-name="ce13" table:formula="of:=ABS([.C6]-[.A6])/[.A6]" office:value-type="percentage" office:value="0.00147885433458853">
            <text:p>0,15%</text:p>
          </table:table-cell>
          <table:table-cell table:style-name="ce13" table:formula="of:=ABS([.B6]-[.A6])/[.A6]" office:value-type="percentage" office:value="0.0242265032107413">
            <text:p>2,42%</text:p>
          </table:table-cell>
          <table:table-cell table:style-name="ce14" office:value-type="float" office:value="169">
            <text:p>169</text:p>
          </table:table-cell>
          <table:table-cell table:style-name="ce11" table:formula="of:=-53.7828135155*LN([.F6])+446.9738654555" office:value-type="float" office:value="171.073479517389">
            <text:p>171,07</text:p>
          </table:table-cell>
          <table:table-cell table:style-name="ce13" table:formula="of:=ABS([.G6]-[.A6])/[.A6]" office:value-type="percentage" office:value="0.00132236125283593">
            <text:p>0,13%</text:p>
          </table:table-cell>
          <table:table-cell table:style-name="ce13" table:number-columns-repeated="2"/>
          <table:table-cell table:style-name="ce6" office:value-type="float" office:value="61.5">
            <text:p>61,50</text:p>
          </table:table-cell>
          <table:table-cell table:style-name="ce7" office:value-type="float" office:value="61.98">
            <text:p>61,98</text:p>
          </table:table-cell>
          <table:table-cell table:style-name="ce7" office:value-type="float" office:value="845">
            <text:p>845</text:p>
          </table:table-cell>
          <table:table-cell table:number-columns-repeated="2"/>
        </table:table-row>
        <table:table-row table:style-name="ro2">
          <table:table-cell table:style-name="ce6" office:value-type="float" office:value="175.9">
            <text:p>175,90</text:p>
          </table:table-cell>
          <table:table-cell table:style-name="ce9" office:value-type="float" office:value="180.29">
            <text:p>180,29</text:p>
          </table:table-cell>
          <table:table-cell table:style-name="ce11" table:formula="of:=0.9365538413*[.B7]+6.7283007964" office:value-type="float" office:value="175.579592844377">
            <text:p>175,58</text:p>
          </table:table-cell>
          <table:table-cell table:style-name="ce13" table:formula="of:=ABS([.C7]-[.A7])/[.A7]" office:value-type="percentage" office:value="0.00182153016272315">
            <text:p>0,18%</text:p>
          </table:table-cell>
          <table:table-cell table:style-name="ce13" table:formula="of:=ABS([.B7]-[.A7])/[.A7]" office:value-type="percentage" office:value="0.0249573621375781">
            <text:p>2,50%</text:p>
          </table:table-cell>
          <table:table-cell table:style-name="ce14" office:value-type="float" office:value="155">
            <text:p>155</text:p>
          </table:table-cell>
          <table:table-cell table:style-name="ce11" table:formula="of:=-53.7828135155*LN([.F7])+446.9738654555" office:value-type="float" office:value="175.724272912843">
            <text:p>175,72</text:p>
          </table:table-cell>
          <table:table-cell table:style-name="ce13" table:formula="of:=ABS([.G7]-[.A7])/[.A7]" office:value-type="percentage" office:value="0.000999016982130035">
            <text:p>0,10%</text:p>
          </table:table-cell>
          <table:table-cell table:style-name="ce13" table:number-columns-repeated="2"/>
          <table:table-cell table:style-name="ce6" office:value-type="float" office:value="72.4">
            <text:p>72,40</text:p>
          </table:table-cell>
          <table:table-cell table:style-name="ce7" office:value-type="float" office:value="73.37">
            <text:p>73,37</text:p>
          </table:table-cell>
          <table:table-cell table:style-name="ce7" office:value-type="float" office:value="776">
            <text:p>776</text:p>
          </table:table-cell>
          <table:table-cell table:number-columns-repeated="2"/>
        </table:table-row>
        <table:table-row table:style-name="ro2">
          <table:table-cell table:style-name="ce6" office:value-type="float" office:value="185.3">
            <text:p>185,30</text:p>
          </table:table-cell>
          <table:table-cell table:style-name="ce9" office:value-type="float" office:value="190.24">
            <text:p>190,24</text:p>
          </table:table-cell>
          <table:table-cell table:style-name="ce11" table:formula="of:=0.9365538413*[.B8]+6.7283007964" office:value-type="float" office:value="184.898303565312">
            <text:p>184,90</text:p>
          </table:table-cell>
          <table:table-cell table:style-name="ce13" table:formula="of:=ABS([.C8]-[.A8])/[.A8]" office:value-type="percentage" office:value="0.00216781670096064">
            <text:p>0,22%</text:p>
          </table:table-cell>
          <table:table-cell table:style-name="ce13" table:formula="of:=ABS([.B8]-[.A8])/[.A8]" office:value-type="percentage" office:value="0.0266594711279007">
            <text:p>2,67%</text:p>
          </table:table-cell>
          <table:table-cell table:style-name="ce14" office:value-type="float" office:value="129">
            <text:p>129</text:p>
          </table:table-cell>
          <table:table-cell table:style-name="ce11" table:formula="of:=-53.7828135155*LN([.F8])+446.9738654555" office:value-type="float" office:value="185.599481191403">
            <text:p>185,60</text:p>
          </table:table-cell>
          <table:table-cell table:style-name="ce13" table:formula="of:=ABS([.G8]-[.A8])/[.A8]" office:value-type="percentage" office:value="0.00161619639181054">
            <text:p>0,16%</text:p>
          </table:table-cell>
          <table:table-cell table:style-name="ce13" table:number-columns-repeated="2"/>
          <table:table-cell table:style-name="ce6" office:value-type="float" office:value="81">
            <text:p>81,00</text:p>
          </table:table-cell>
          <table:table-cell table:style-name="ce7" office:value-type="float" office:value="81.77">
            <text:p>81,77</text:p>
          </table:table-cell>
          <table:table-cell table:style-name="ce7" office:value-type="float" office:value="723">
            <text:p>723</text:p>
          </table:table-cell>
          <table:table-cell table:number-columns-repeated="2"/>
        </table:table-row>
        <table:table-row table:style-name="ro2">
          <table:table-cell table:style-name="ce6" office:value-type="float" office:value="194.2">
            <text:p>194,20</text:p>
          </table:table-cell>
          <table:table-cell table:style-name="ce9" office:value-type="float" office:value="200">
            <text:p>200,00</text:p>
          </table:table-cell>
          <table:table-cell table:style-name="ce11" table:formula="of:=0.9365538413*[.B9]+6.7283007964" office:value-type="float" office:value="194.0390690564">
            <text:p>194,04</text:p>
          </table:table-cell>
          <table:table-cell table:style-name="ce13" table:formula="of:=ABS([.C9]-[.A9])/[.A9]" office:value-type="percentage" office:value="0.000828686630278029">
            <text:p>0,08%</text:p>
          </table:table-cell>
          <table:table-cell table:style-name="ce13" table:formula="of:=ABS([.B9]-[.A9])/[.A9]" office:value-type="percentage" office:value="0.0298661174047374">
            <text:p>2,99%</text:p>
          </table:table-cell>
          <table:table-cell table:style-name="ce14" office:value-type="float" office:value="109">
            <text:p>109</text:p>
          </table:table-cell>
          <table:table-cell table:style-name="ce11" table:formula="of:=-53.7828135155*LN([.F9])+446.9738654555" office:value-type="float" office:value="194.659977169234">
            <text:p>194,66</text:p>
          </table:table-cell>
          <table:table-cell table:style-name="ce13" table:formula="of:=ABS([.G9]-[.A9])/[.A9]" office:value-type="percentage" office:value="0.00236857450686984">
            <text:p>0,24%</text:p>
          </table:table-cell>
          <table:table-cell table:style-name="ce13" table:number-columns-repeated="2"/>
          <table:table-cell table:style-name="ce6" office:value-type="float" office:value="90.4">
            <text:p>90,40</text:p>
          </table:table-cell>
          <table:table-cell table:style-name="ce7" office:value-type="float" office:value="91.6">
            <text:p>91,6</text:p>
          </table:table-cell>
          <table:table-cell table:style-name="ce7" office:value-type="float" office:value="651">
            <text:p>651</text:p>
          </table:table-cell>
          <table:table-cell table:number-columns-repeated="2"/>
        </table:table-row>
        <table:table-row table:style-name="ro2">
          <table:table-cell table:style-name="ce6" office:value-type="float" office:value="203.4">
            <text:p>203,40</text:p>
          </table:table-cell>
          <table:table-cell table:style-name="ce9" office:value-type="float" office:value="209.86">
            <text:p>209,86</text:p>
          </table:table-cell>
          <table:table-cell table:style-name="ce11" table:formula="of:=0.9365538413*[.B10]+6.7283007964" office:value-type="float" office:value="203.273489931618">
            <text:p>203,27</text:p>
          </table:table-cell>
          <table:table-cell table:style-name="ce13" table:formula="of:=ABS([.C10]-[.A10])/[.A10]" office:value-type="percentage" office:value="0.00062197673737451">
            <text:p>0,06%</text:p>
          </table:table-cell>
          <table:table-cell table:style-name="ce13" table:formula="of:=ABS([.B10]-[.A10])/[.A10]" office:value-type="percentage" office:value="0.0317600786627336">
            <text:p>3,18%</text:p>
          </table:table-cell>
          <table:table-cell table:style-name="ce14" office:value-type="float" office:value="91">
            <text:p>91</text:p>
          </table:table-cell>
          <table:table-cell table:style-name="ce11" table:formula="of:=-53.7828135155*LN([.F10])+446.9738654555" office:value-type="float" office:value="204.367149821884">
            <text:p>204,37</text:p>
          </table:table-cell>
          <table:table-cell table:style-name="ce13" table:formula="of:=ABS([.G10]-[.A10])/[.A10]" office:value-type="percentage" office:value="0.00475491554515196">
            <text:p>0,48%</text:p>
          </table:table-cell>
          <table:table-cell table:style-name="ce13" table:number-columns-repeated="2"/>
          <table:table-cell table:style-name="ce6" office:value-type="float" office:value="99.7">
            <text:p>99,70</text:p>
          </table:table-cell>
          <table:table-cell table:style-name="ce7" office:value-type="float" office:value="101.47">
            <text:p>101,47</text:p>
          </table:table-cell>
          <table:table-cell table:style-name="ce7" office:value-type="float" office:value="579">
            <text:p>579</text:p>
          </table:table-cell>
          <table:table-cell table:number-columns-repeated="2"/>
        </table:table-row>
        <table:table-row table:style-name="ro2">
          <table:table-cell table:style-name="ce6" office:value-type="float" office:value="208.1">
            <text:p>208,10</text:p>
          </table:table-cell>
          <table:table-cell table:style-name="ce9" office:value-type="float" office:value="214.74">
            <text:p>214,74</text:p>
          </table:table-cell>
          <table:table-cell table:style-name="ce11" table:formula="of:=0.9365538413*[.B11]+6.7283007964" office:value-type="float" office:value="207.843872677162">
            <text:p>207,84</text:p>
          </table:table-cell>
          <table:table-cell table:style-name="ce13" table:formula="of:=ABS([.C11]-[.A11])/[.A11]" office:value-type="percentage" office:value="0.00123078963401241">
            <text:p>0,12%</text:p>
          </table:table-cell>
          <table:table-cell table:style-name="ce13" table:formula="of:=ABS([.B11]-[.A11])/[.A11]" office:value-type="percentage" office:value="0.0319077366650649">
            <text:p>3,19%</text:p>
          </table:table-cell>
          <table:table-cell table:style-name="ce14" office:value-type="float" office:value="84">
            <text:p>84</text:p>
          </table:table-cell>
          <table:table-cell table:style-name="ce11" table:formula="of:=-53.7828135155*LN([.F11])+446.9738654555" office:value-type="float" office:value="208.672071841965">
            <text:p>208,67</text:p>
          </table:table-cell>
          <table:table-cell table:style-name="ce13" table:formula="of:=ABS([.G11]-[.A11])/[.A11]" office:value-type="percentage" office:value="0.0027490237480317">
            <text:p>0,27%</text:p>
          </table:table-cell>
          <table:table-cell table:style-name="ce13" table:number-columns-repeated="2"/>
          <table:table-cell table:style-name="ce6" office:value-type="float" office:value="109.4">
            <text:p>109,40</text:p>
          </table:table-cell>
          <table:table-cell table:style-name="ce7" office:value-type="float" office:value="111.33">
            <text:p>111,33</text:p>
          </table:table-cell>
          <table:table-cell table:style-name="ce7" office:value-type="float" office:value="506">
            <text:p>506</text:p>
          </table:table-cell>
          <table:table-cell table:number-columns-repeated="2"/>
        </table:table-row>
        <table:table-row table:style-name="ro2">
          <table:table-cell table:style-name="ce6" office:value-type="float" office:value="213">
            <text:p>213,00</text:p>
          </table:table-cell>
          <table:table-cell table:style-name="ce9" office:value-type="float" office:value="220.21">
            <text:p>220,21</text:p>
          </table:table-cell>
          <table:table-cell table:style-name="ce11" table:formula="of:=0.9365538413*[.B12]+6.7283007964" office:value-type="float" office:value="212.966822189073">
            <text:p>212,97</text:p>
          </table:table-cell>
          <table:table-cell table:style-name="ce13" table:formula="of:=ABS([.C12]-[.A12])/[.A12]" office:value-type="percentage" office:value="0.000155764370549231">
            <text:p>0,02%</text:p>
          </table:table-cell>
          <table:table-cell table:style-name="ce13" table:formula="of:=ABS([.B12]-[.A12])/[.A12]" office:value-type="percentage" office:value="0.033849765258216">
            <text:p>3,38%</text:p>
          </table:table-cell>
          <table:table-cell table:style-name="ce14" office:value-type="float" office:value="77">
            <text:p>77</text:p>
          </table:table-cell>
          <table:table-cell table:style-name="ce11" table:formula="of:=-53.7828135155*LN([.F12])+446.9738654555" office:value-type="float" office:value="213.351788504325">
            <text:p>213,35</text:p>
          </table:table-cell>
          <table:table-cell table:style-name="ce13" table:formula="of:=ABS([.G12]-[.A12])/[.A12]" office:value-type="percentage" office:value="0.00165158922218544">
            <text:p>0,17%</text:p>
          </table:table-cell>
          <table:table-cell table:style-name="ce13" table:number-columns-repeated="2"/>
          <table:table-cell table:style-name="ce6" office:value-type="float" office:value="119.1">
            <text:p>119,10</text:p>
          </table:table-cell>
          <table:table-cell table:style-name="ce7" office:value-type="float" office:value="121.2">
            <text:p>121,2</text:p>
          </table:table-cell>
          <table:table-cell table:style-name="ce7" office:value-type="float" office:value="435">
            <text:p>435</text:p>
          </table:table-cell>
          <table:table-cell table:number-columns-repeated="2"/>
        </table:table-row>
        <table:table-row table:style-name="ro2">
          <table:table-cell table:style-name="ce6" office:value-type="float" office:value="217.1">
            <text:p>217,10</text:p>
          </table:table-cell>
          <table:table-cell table:style-name="ce9" office:value-type="float" office:value="224.89">
            <text:p>224,89</text:p>
          </table:table-cell>
          <table:table-cell table:style-name="ce11" table:formula="of:=0.9365538413*[.B13]+6.7283007964" office:value-type="float" office:value="217.349894166357">
            <text:p>217,35</text:p>
          </table:table-cell>
          <table:table-cell table:style-name="ce13" table:formula="of:=ABS([.C13]-[.A13])/[.A13]" office:value-type="percentage" office:value="0.001151055579719">
            <text:p>0,12%</text:p>
          </table:table-cell>
          <table:table-cell table:style-name="ce13" table:formula="of:=ABS([.B13]-[.A13])/[.A13]" office:value-type="percentage" office:value="0.0358820819898664">
            <text:p>3,59%</text:p>
          </table:table-cell>
          <table:table-cell table:style-name="ce14" office:value-type="float" office:value="72">
            <text:p>72</text:p>
          </table:table-cell>
          <table:table-cell table:style-name="ce11" table:formula="of:=-53.7828135155*LN([.F13])+446.9738654555" office:value-type="float" office:value="216.962729108402">
            <text:p>216,96</text:p>
          </table:table-cell>
          <table:table-cell table:style-name="ce13" table:formula="of:=ABS([.G13]-[.A13])/[.A13]" office:value-type="percentage" office:value="0.000632293374470924">
            <text:p>0,06%</text:p>
          </table:table-cell>
          <table:table-cell table:style-name="ce13" table:number-columns-repeated="2"/>
          <table:table-cell table:style-name="ce6" office:value-type="float" office:value="128.3">
            <text:p>128,30</text:p>
          </table:table-cell>
          <table:table-cell table:style-name="ce7" office:value-type="float" office:value="131.6">
            <text:p>131,6</text:p>
          </table:table-cell>
          <table:table-cell table:style-name="ce7" office:value-type="float" office:value="374">
            <text:p>374</text:p>
          </table:table-cell>
          <table:table-cell table:number-columns-repeated="2"/>
        </table:table-row>
        <table:table-row table:style-name="ro2">
          <table:table-cell table:style-name="ce6" office:value-type="float" office:value="222.4">
            <text:p>222,40</text:p>
          </table:table-cell>
          <table:table-cell table:style-name="ce9" office:value-type="float" office:value="230.77">
            <text:p>230,77</text:p>
          </table:table-cell>
          <table:table-cell table:style-name="ce11" table:formula="of:=0.9365538413*[.B14]+6.7283007964" office:value-type="float" office:value="222.856830753201">
            <text:p>222,86</text:p>
          </table:table-cell>
          <table:table-cell table:style-name="ce13" table:formula="of:=ABS([.C14]-[.A14])/[.A14]" office:value-type="percentage" office:value="0.00205409511331393">
            <text:p>0,21%</text:p>
          </table:table-cell>
          <table:table-cell table:style-name="ce13" table:formula="of:=ABS([.B14]-[.A14])/[.A14]" office:value-type="percentage" office:value="0.0376348920863309">
            <text:p>3,76%</text:p>
          </table:table-cell>
          <table:table-cell table:style-name="ce14" office:value-type="float" office:value="64">
            <text:p>64</text:p>
          </table:table-cell>
          <table:table-cell table:style-name="ce11" table:formula="of:=-53.7828135155*LN([.F14])+446.9738654555" office:value-type="float" office:value="223.297432150399">
            <text:p>223,30</text:p>
          </table:table-cell>
          <table:table-cell table:style-name="ce13" table:formula="of:=ABS([.G14]-[.A14])/[.A14]" office:value-type="percentage" office:value="0.00403521650359326">
            <text:p>0,40%</text:p>
          </table:table-cell>
          <table:table-cell table:style-name="ce13" table:number-columns-repeated="2"/>
          <table:table-cell table:style-name="ce6" office:value-type="float" office:value="138.6">
            <text:p>138,60</text:p>
          </table:table-cell>
          <table:table-cell table:style-name="ce7" office:value-type="float" office:value="140.88">
            <text:p>140,88</text:p>
          </table:table-cell>
          <table:table-cell table:style-name="ce7" office:value-type="float" office:value="313">
            <text:p>313</text:p>
          </table:table-cell>
          <table:table-cell table:number-columns-repeated="2"/>
        </table:table-row>
        <table:table-row table:style-name="ro2">
          <table:table-cell table:style-name="ce6" office:value-type="float" office:value="225.9">
            <text:p>225,90</text:p>
          </table:table-cell>
          <table:table-cell table:style-name="ce9" office:value-type="float" office:value="234.36">
            <text:p>234,36</text:p>
          </table:table-cell>
          <table:table-cell table:style-name="ce11" table:formula="of:=0.9365538413*[.B15]+6.7283007964" office:value-type="float" office:value="226.219059043468">
            <text:p>226,22</text:p>
          </table:table-cell>
          <table:table-cell table:style-name="ce13" table:formula="of:=ABS([.C15]-[.A15])/[.A15]" office:value-type="percentage" office:value="0.00141239063066857">
            <text:p>0,14%</text:p>
          </table:table-cell>
          <table:table-cell table:style-name="ce13" table:formula="of:=ABS([.B15]-[.A15])/[.A15]" office:value-type="percentage" office:value="0.0374501992031873">
            <text:p>3,75%</text:p>
          </table:table-cell>
          <table:table-cell table:style-name="ce14" office:value-type="float" office:value="61">
            <text:p>61</text:p>
          </table:table-cell>
          <table:table-cell table:style-name="ce11" table:formula="of:=-53.7828135155*LN([.F15])+446.9738654555" office:value-type="float" office:value="225.879503032924">
            <text:p>225,88</text:p>
          </table:table-cell>
          <table:table-cell table:style-name="ce13" table:formula="of:=ABS([.G15]-[.A15])/[.A15]" office:value-type="percentage" office:value="0.0000907346926786137">
            <text:p>0,01%</text:p>
          </table:table-cell>
          <table:table-cell table:style-name="ce13" table:number-columns-repeated="2"/>
          <table:table-cell table:style-name="ce6" office:value-type="float" office:value="148">
            <text:p>148,00</text:p>
          </table:table-cell>
          <table:table-cell table:style-name="ce7" office:value-type="float" office:value="150.8">
            <text:p>150,8</text:p>
          </table:table-cell>
          <table:table-cell table:style-name="ce7" office:value-type="float" office:value="264">
            <text:p>264</text:p>
          </table:table-cell>
          <table:table-cell table:number-columns-repeated="2"/>
        </table:table-row>
        <table:table-row table:style-name="ro2">
          <table:table-cell table:style-name="ce6" office:value-type="float" office:value="231.9">
            <text:p>231,90</text:p>
          </table:table-cell>
          <table:table-cell table:style-name="ce9" office:value-type="float" office:value="240.91">
            <text:p>240,91</text:p>
          </table:table-cell>
          <table:table-cell table:style-name="ce11" table:formula="of:=0.9365538413*[.B16]+6.7283007964" office:value-type="float" office:value="232.353486703983">
            <text:p>232,35</text:p>
          </table:table-cell>
          <table:table-cell table:style-name="ce13" table:formula="of:=ABS([.C16]-[.A16])/[.A16]" office:value-type="percentage" office:value="0.00195552696844762">
            <text:p>0,20%</text:p>
          </table:table-cell>
          <table:table-cell table:style-name="ce13" table:formula="of:=ABS([.B16]-[.A16])/[.A16]" office:value-type="percentage" office:value="0.0388529538594221">
            <text:p>3,89%</text:p>
          </table:table-cell>
          <table:table-cell table:style-name="ce14" office:value-type="float" office:value="55">
            <text:p>55</text:p>
          </table:table-cell>
          <table:table-cell table:style-name="ce11" table:formula="of:=-53.7828135155*LN([.F16])+446.9738654555" office:value-type="float" office:value="231.448212059667">
            <text:p>231,45</text:p>
          </table:table-cell>
          <table:table-cell table:style-name="ce13" table:formula="of:=ABS([.G16]-[.A16])/[.A16]" office:value-type="percentage" office:value="0.00194820155382761">
            <text:p>0,19%</text:p>
          </table:table-cell>
          <table:table-cell table:style-name="ce13" table:number-columns-repeated="2"/>
          <table:table-cell table:style-name="ce6" office:value-type="float" office:value="158.2">
            <text:p>158,20</text:p>
          </table:table-cell>
          <table:table-cell table:style-name="ce7" office:value-type="float" office:value="162.86">
            <text:p>162,86</text:p>
          </table:table-cell>
          <table:table-cell table:style-name="ce7" office:value-type="float" office:value="212">
            <text:p>212</text:p>
          </table:table-cell>
          <table:table-cell table:number-columns-repeated="2"/>
        </table:table-row>
        <table:table-row table:style-name="ro2">
          <table:table-cell table:style-name="ce6" office:value-type="float" office:value="236.2">
            <text:p>236,20</text:p>
          </table:table-cell>
          <table:table-cell table:style-name="ce9" office:value-type="float" office:value="245.15">
            <text:p>245,15</text:p>
          </table:table-cell>
          <table:table-cell table:style-name="ce11" table:formula="of:=0.9365538413*[.B17]+6.7283007964" office:value-type="float" office:value="236.324474991095">
            <text:p>236,32</text:p>
          </table:table-cell>
          <table:table-cell table:style-name="ce13" table:formula="of:=ABS([.C17]-[.A17])/[.A17]" office:value-type="percentage" office:value="0.000526989801418466">
            <text:p>0,05%</text:p>
          </table:table-cell>
          <table:table-cell table:style-name="ce13" table:formula="of:=ABS([.B17]-[.A17])/[.A17]" office:value-type="percentage" office:value="0.0378916172734971">
            <text:p>3,79%</text:p>
          </table:table-cell>
          <table:table-cell table:style-name="ce14" office:value-type="float" office:value="51">
            <text:p>51</text:p>
          </table:table-cell>
          <table:table-cell table:style-name="ce11" table:formula="of:=-53.7828135155*LN([.F17])+446.9738654555" office:value-type="float" office:value="235.509220675225">
            <text:p>235,51</text:p>
          </table:table-cell>
          <table:table-cell table:style-name="ce13" table:formula="of:=ABS([.G17]-[.A17])/[.A17]" office:value-type="percentage" office:value="0.00292455260277395">
            <text:p>0,29%</text:p>
          </table:table-cell>
          <table:table-cell table:style-name="ce13" table:number-columns-repeated="2"/>
          <table:table-cell table:style-name="ce7" office:value-type="float" office:value="162.2">
            <text:p>162,2</text:p>
          </table:table-cell>
          <table:table-cell table:style-name="ce7" office:value-type="float" office:value="165.65">
            <text:p>165,65</text:p>
          </table:table-cell>
          <table:table-cell table:style-name="ce7" office:value-type="float" office:value="202">
            <text:p>202</text:p>
          </table:table-cell>
          <table:table-cell table:number-columns-repeated="2"/>
        </table:table-row>
        <table:table-row table:style-name="ro2">
          <table:table-cell table:style-name="ce6" office:value-type="float" office:value="236.6">
            <text:p>236,60</text:p>
          </table:table-cell>
          <table:table-cell table:style-name="ce9" office:value-type="float" office:value="244.55">
            <text:p>244,55</text:p>
          </table:table-cell>
          <table:table-cell table:style-name="ce11" table:formula="of:=0.9365538413*[.B18]+6.7283007964" office:value-type="float" office:value="235.762542686315">
            <text:p>235,76</text:p>
          </table:table-cell>
          <table:table-cell table:style-name="ce13" table:formula="of:=ABS([.C18]-[.A18])/[.A18]" office:value-type="percentage" office:value="0.00353954908573533">
            <text:p>0,35%</text:p>
          </table:table-cell>
          <table:table-cell table:style-name="ce13" table:formula="of:=ABS([.B18]-[.A18])/[.A18]" office:value-type="percentage" office:value="0.0336010143702452">
            <text:p>3,36%</text:p>
          </table:table-cell>
          <table:table-cell table:style-name="ce14" office:value-type="float" office:value="51">
            <text:p>51</text:p>
          </table:table-cell>
          <table:table-cell table:style-name="ce11" table:formula="of:=-53.7828135155*LN([.F18])+446.9738654555" office:value-type="float" office:value="235.509220675225">
            <text:p>235,51</text:p>
          </table:table-cell>
          <table:table-cell table:style-name="ce13" table:formula="of:=ABS([.G18]-[.A18])/[.A18]" office:value-type="percentage" office:value="0.00461022537943877">
            <text:p>0,46%</text:p>
          </table:table-cell>
          <table:table-cell table:style-name="ce13" table:number-columns-repeated="2"/>
          <table:table-cell table:style-name="ce6" office:value-type="float" office:value="166.3">
            <text:p>166,30</text:p>
          </table:table-cell>
          <table:table-cell table:style-name="ce7" office:value-type="float" office:value="170.49">
            <text:p>170,49</text:p>
          </table:table-cell>
          <table:table-cell table:style-name="ce7" office:value-type="float" office:value="184">
            <text:p>184</text:p>
          </table:table-cell>
          <table:table-cell table:number-columns-repeated="2"/>
        </table:table-row>
        <table:table-row table:style-name="ro2">
          <table:table-cell table:style-name="ce1"/>
          <table:table-cell table:number-columns-repeated="9"/>
          <table:table-cell table:style-name="ce6" office:value-type="float" office:value="171.3">
            <text:p>171,30</text:p>
          </table:table-cell>
          <table:table-cell table:style-name="ce7" office:value-type="float" office:value="175.45">
            <text:p>175,45</text:p>
          </table:table-cell>
          <table:table-cell table:style-name="ce7" office:value-type="float" office:value="169">
            <text:p>169</text:p>
          </table:table-cell>
          <table:table-cell table:number-columns-repeated="2"/>
        </table:table-row>
        <table:table-row table:style-name="ro2" table:number-rows-repeated="10">
          <table:table-cell table:number-columns-repeated="10"/>
          <table:table-cell table:style-name="ce1"/>
          <table:table-cell table:number-columns-repeated="4"/>
        </table:table-row>
        <table:table-row table:style-name="ro2" table:number-rows-repeated="13">
          <table:table-cell table:number-columns-repeated="15"/>
        </table:table-row>
        <table:table-row table:style-name="ro2" table:number-rows-repeated="18">
          <table:table-cell table:number-columns-repeated="2"/>
          <table:table-cell table:style-name="Default"/>
          <table:table-cell table:number-columns-repeated="12"/>
        </table:table-row>
        <table:table-row table:style-name="ro2" table:number-rows-repeated="1048515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add-term novo" table:style-name="ta1">
        <table:shapes>
          <draw:frame draw:z-index="0" draw:style-name="gr1" svg:width="18.461cm" svg:height="9.076cm" svg:x="0.022cm" svg:y="10.018cm">
            <draw:object draw:notify-on-update-of-ranges="'add-term novo'.B1:'add-term novo'.B1 'add-term novo'.C2:'add-term novo'.C21 'add-term novo'.C1:'add-term novo'.C1 'add-term novo'.B2:'add-term novo'.B2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4" table:default-cell-style-name="Default"/>
        <table:table-column table:style-name="co4" table:default-cell-style-name="ce15"/>
        <table:table-column table:style-name="co11" table:default-cell-style-name="Default"/>
        <table:table-column table:style-name="co4" table:default-cell-style-name="ce15"/>
        <table:table-row table:style-name="ro4">
          <table:table-cell table:style-name="ce8" office:value-type="string">
            <text:p>termistor antigo</text:p>
          </table:table-cell>
          <table:table-cell table:style-name="ce10" office:value-type="string">
            <text:p>corrigido</text:p>
          </table:table-cell>
          <table:table-cell table:style-name="ce8" office:value-type="string">
            <text:p>ADC addtherm novo</text:p>
          </table:table-cell>
          <table:table-cell table:style-name="ce10" office:value-type="string">
            <text:p>corrigido</text:p>
          </table:table-cell>
          <table:table-cell table:style-name="ce16" office:value-type="string">
            <text:p>erro</text:p>
          </table:table-cell>
          <table:table-cell table:style-name="ce8" office:value-type="string">
            <text:p>ADC addtherm antigo</text:p>
          </table:table-cell>
          <table:table-cell table:style-name="ce16" office:value-type="string">
            <text:p>erro</text:p>
          </table:table-cell>
        </table:table-row>
        <table:table-row table:style-name="ro2">
          <table:table-cell table:style-name="ce9" office:value-type="float" office:value="151.02">
            <text:p>151,02</text:p>
          </table:table-cell>
          <table:table-cell table:style-name="ce11" table:formula="of:=0.9365538413*[.A2]+6.7283007964" office:value-type="float" office:value="148.166661909526">
            <text:p>148,17</text:p>
          </table:table-cell>
          <table:table-cell table:style-name="ce6" office:value-type="float" office:value="306">
            <text:p>306,00</text:p>
          </table:table-cell>
          <table:table-cell table:style-name="ce11" table:formula="of:=-58.2589033456*LN([.C2])+482.5210461673" office:value-type="float" office:value="149.07125492234">
            <text:p>149,07</text:p>
          </table:table-cell>
          <table:table-cell table:style-name="ce17" table:formula="of:=ABS([.D2]-[.B2])/[.B2]" office:value-type="percentage" office:value="0.00610523987755441">
            <text:p>0,61%</text:p>
          </table:table-cell>
          <table:table-cell table:style-name="ce6" table:formula="of:=-53.7828135155*LN([.C2])+446.9738654555" office:value-type="float" office:value="139.143355277101">
            <text:p>139,14</text:p>
          </table:table-cell>
          <table:table-cell table:style-name="ce17" table:formula="of:=ABS([.F2]-[.D2])/[.D2]" office:value-type="percentage" office:value="0.0665983502346658">
            <text:p>6,66%</text:p>
          </table:table-cell>
        </table:table-row>
        <table:table-row table:style-name="ro2">
          <table:table-cell table:style-name="ce9" office:value-type="float" office:value="155.97">
            <text:p>155,97</text:p>
          </table:table-cell>
          <table:table-cell table:style-name="ce11" table:formula="of:=0.9365538413*[.A3]+6.7283007964" office:value-type="float" office:value="152.802603423961">
            <text:p>152,80</text:p>
          </table:table-cell>
          <table:table-cell table:style-name="ce1" office:value-type="float" office:value="285">
            <text:p>285,00</text:p>
          </table:table-cell>
          <table:table-cell table:style-name="ce11" table:formula="of:=-58.2589033456*LN([.C3])+482.5210461673" office:value-type="float" office:value="153.213225351979">
            <text:p>153,21</text:p>
          </table:table-cell>
          <table:table-cell table:style-name="ce17" table:formula="of:=ABS([.D3]-[.B3])/[.B3]" office:value-type="percentage" office:value="0.00268727049681639">
            <text:p>0,27%</text:p>
          </table:table-cell>
          <table:table-cell table:style-name="ce6" table:formula="of:=-53.7828135155*LN([.C3])+446.9738654555" office:value-type="float" office:value="142.96709397473">
            <text:p>142,97</text:p>
          </table:table-cell>
          <table:table-cell table:style-name="ce17" table:formula="of:=ABS([.F3]-[.D3])/[.D3]" office:value-type="percentage" office:value="0.0668749799745467">
            <text:p>6,69%</text:p>
          </table:table-cell>
        </table:table-row>
        <table:table-row table:style-name="ro2">
          <table:table-cell table:style-name="ce9" office:value-type="float" office:value="160.88">
            <text:p>160,88</text:p>
          </table:table-cell>
          <table:table-cell table:style-name="ce11" table:formula="of:=0.9365538413*[.A4]+6.7283007964" office:value-type="float" office:value="157.401082784744">
            <text:p>157,40</text:p>
          </table:table-cell>
          <table:table-cell table:style-name="ce6" office:value-type="float" office:value="263">
            <text:p>263,00</text:p>
          </table:table-cell>
          <table:table-cell table:style-name="ce11" table:formula="of:=-58.2589033456*LN([.C4])+482.5210461673" office:value-type="float" office:value="157.89346297986">
            <text:p>157,89</text:p>
          </table:table-cell>
          <table:table-cell table:style-name="ce17" table:formula="of:=ABS([.D4]-[.B4])/[.B4]" office:value-type="percentage" office:value="0.00312818810649271">
            <text:p>0,31%</text:p>
          </table:table-cell>
          <table:table-cell table:style-name="ce6" table:formula="of:=-53.7828135155*LN([.C4])+446.9738654555" office:value-type="float" office:value="147.287744263242">
            <text:p>147,29</text:p>
          </table:table-cell>
          <table:table-cell table:style-name="ce17" table:formula="of:=ABS([.F4]-[.D4])/[.D4]" office:value-type="percentage" office:value="0.0671700937864109">
            <text:p>6,72%</text:p>
          </table:table-cell>
        </table:table-row>
        <table:table-row table:style-name="ro2">
          <table:table-cell table:style-name="ce9" office:value-type="float" office:value="165.78">
            <text:p>165,78</text:p>
          </table:table-cell>
          <table:table-cell table:style-name="ce11" table:formula="of:=0.9365538413*[.A5]+6.7283007964" office:value-type="float" office:value="161.990196607114">
            <text:p>161,99</text:p>
          </table:table-cell>
          <table:table-cell table:style-name="ce1" office:value-type="float" office:value="244">
            <text:p>244,00</text:p>
          </table:table-cell>
          <table:table-cell table:style-name="ce11" table:formula="of:=-58.2589033456*LN([.C5])+482.5210461673" office:value-type="float" office:value="162.26205385544">
            <text:p>162,26</text:p>
          </table:table-cell>
          <table:table-cell table:style-name="ce17" table:formula="of:=ABS([.D5]-[.B5])/[.B5]" office:value-type="percentage" office:value="0.00167823272037407">
            <text:p>0,17%</text:p>
          </table:table-cell>
          <table:table-cell table:style-name="ce6" table:formula="of:=-53.7828135155*LN([.C5])+446.9738654555" office:value-type="float" office:value="151.320691931224">
            <text:p>151,32</text:p>
          </table:table-cell>
          <table:table-cell table:style-name="ce17" table:formula="of:=ABS([.F5]-[.D5])/[.D5]" office:value-type="percentage" office:value="0.0674301949484997">
            <text:p>6,74%</text:p>
          </table:table-cell>
        </table:table-row>
        <table:table-row table:style-name="ro2">
          <table:table-cell table:style-name="ce9" office:value-type="float" office:value="170.73">
            <text:p>170,73</text:p>
          </table:table-cell>
          <table:table-cell table:style-name="ce11" table:formula="of:=0.9365538413*[.A6]+6.7283007964" office:value-type="float" office:value="166.626138121549">
            <text:p>166,63</text:p>
          </table:table-cell>
          <table:table-cell table:style-name="ce1" office:value-type="float" office:value="226">
            <text:p>226,00</text:p>
          </table:table-cell>
          <table:table-cell table:style-name="ce11" table:formula="of:=-58.2589033456*LN([.C6])+482.5210461673" office:value-type="float" office:value="166.726621563254">
            <text:p>166,73</text:p>
          </table:table-cell>
          <table:table-cell table:style-name="ce17" table:formula="of:=ABS([.D6]-[.B6])/[.B6]" office:value-type="percentage" office:value="0.000603047294006578">
            <text:p>0,06%</text:p>
          </table:table-cell>
          <table:table-cell table:style-name="ce6" table:formula="of:=-53.7828135155*LN([.C6])+446.9738654555" office:value-type="float" office:value="155.442242435398">
            <text:p>155,44</text:p>
          </table:table-cell>
          <table:table-cell table:style-name="ce17" table:formula="of:=ABS([.F6]-[.D6])/[.D6]" office:value-type="percentage" office:value="0.0676819275893209">
            <text:p>6,77%</text:p>
          </table:table-cell>
        </table:table-row>
        <table:table-row table:style-name="ro2">
          <table:table-cell table:style-name="ce9" office:value-type="float" office:value="175.69">
            <text:p>175,69</text:p>
          </table:table-cell>
          <table:table-cell table:style-name="ce11" table:formula="of:=0.9365538413*[.A7]+6.7283007964" office:value-type="float" office:value="171.271445174397">
            <text:p>171,27</text:p>
          </table:table-cell>
          <table:table-cell table:style-name="ce1" office:value-type="float" office:value="210">
            <text:p>210,00</text:p>
          </table:table-cell>
          <table:table-cell table:style-name="ce11" table:formula="of:=-58.2589033456*LN([.C7])+482.5210461673" office:value-type="float" office:value="171.004425356701">
            <text:p>171,00</text:p>
          </table:table-cell>
          <table:table-cell table:style-name="ce17" table:formula="of:=ABS([.D7]-[.B7])/[.B7]" office:value-type="percentage" office:value="0.00155904457642622">
            <text:p>0,16%</text:p>
          </table:table-cell>
          <table:table-cell table:style-name="ce6" table:formula="of:=-53.7828135155*LN([.C7])+446.9738654555" office:value-type="float" office:value="159.391378283597">
            <text:p>159,39</text:p>
          </table:table-cell>
          <table:table-cell table:style-name="ce17" table:formula="of:=ABS([.F7]-[.D7])/[.D7]" office:value-type="percentage" office:value="0.0679107985005688">
            <text:p>6,79%</text:p>
          </table:table-cell>
        </table:table-row>
        <table:table-row table:style-name="ro2">
          <table:table-cell table:style-name="ce9" office:value-type="float" office:value="180.59">
            <text:p>180,59</text:p>
          </table:table-cell>
          <table:table-cell table:style-name="ce11" table:formula="of:=0.9365538413*[.A8]+6.7283007964" office:value-type="float" office:value="175.860558996767">
            <text:p>175,86</text:p>
          </table:table-cell>
          <table:table-cell table:style-name="ce6" office:value-type="float" office:value="193">
            <text:p>193,00</text:p>
          </table:table-cell>
          <table:table-cell table:style-name="ce11" table:formula="of:=-58.2589033456*LN([.C8])+482.5210461673" office:value-type="float" office:value="175.922487114053">
            <text:p>175,92</text:p>
          </table:table-cell>
          <table:table-cell table:style-name="ce17" table:formula="of:=ABS([.D8]-[.B8])/[.B8]" office:value-type="percentage" office:value="0.000352143298299423">
            <text:p>0,04%</text:p>
          </table:table-cell>
          <table:table-cell table:style-name="ce6" table:formula="of:=-53.7828135155*LN([.C8])+446.9738654555" office:value-type="float" office:value="163.931580435777">
            <text:p>163,93</text:p>
          </table:table-cell>
          <table:table-cell table:style-name="ce17" table:formula="of:=ABS([.F8]-[.D8])/[.D8]" office:value-type="percentage" office:value="0.0681601702828473">
            <text:p>6,82%</text:p>
          </table:table-cell>
        </table:table-row>
        <table:table-row table:style-name="ro2">
          <table:table-cell table:style-name="ce9" office:value-type="float" office:value="185.59">
            <text:p>185,59</text:p>
          </table:table-cell>
          <table:table-cell table:style-name="ce11" table:formula="of:=0.9365538413*[.A9]+6.7283007964" office:value-type="float" office:value="180.543328203267">
            <text:p>180,54</text:p>
          </table:table-cell>
          <table:table-cell table:style-name="ce1" office:value-type="float" office:value="179">
            <text:p>179,00</text:p>
          </table:table-cell>
          <table:table-cell table:style-name="ce11" table:formula="of:=-58.2589033456*LN([.C9])+482.5210461673" office:value-type="float" office:value="180.309637888486">
            <text:p>180,31</text:p>
          </table:table-cell>
          <table:table-cell table:style-name="ce17" table:formula="of:=ABS([.D9]-[.B9])/[.B9]" office:value-type="percentage" office:value="0.00129437247616142">
            <text:p>0,13%</text:p>
          </table:table-cell>
          <table:table-cell table:style-name="ce6" table:formula="of:=-53.7828135155*LN([.C9])+446.9738654555" office:value-type="float" office:value="167.981662027015">
            <text:p>167,98</text:p>
          </table:table-cell>
          <table:table-cell table:style-name="ce17" table:formula="of:=ABS([.F9]-[.D9])/[.D9]" office:value-type="percentage" office:value="0.0683711420301087">
            <text:p>6,84%</text:p>
          </table:table-cell>
        </table:table-row>
        <table:table-row table:style-name="ro2">
          <table:table-cell table:style-name="ce9" office:value-type="float" office:value="191.41">
            <text:p>191,41</text:p>
          </table:table-cell>
          <table:table-cell table:style-name="ce11" table:formula="of:=0.9365538413*[.A10]+6.7283007964" office:value-type="float" office:value="185.994071559633">
            <text:p>185,99</text:p>
          </table:table-cell>
          <table:table-cell table:style-name="ce1" office:value-type="float" office:value="163">
            <text:p>163,00</text:p>
          </table:table-cell>
          <table:table-cell table:style-name="ce11" table:formula="of:=-58.2589033456*LN([.C10])+482.5210461673" office:value-type="float" office:value="185.764745551868">
            <text:p>185,76</text:p>
          </table:table-cell>
          <table:table-cell table:style-name="ce17" table:formula="of:=ABS([.D10]-[.B10])/[.B10]" office:value-type="percentage" office:value="0.00123297482463689">
            <text:p>0,12%</text:p>
          </table:table-cell>
          <table:table-cell table:style-name="ce6" table:formula="of:=-53.7828135155*LN([.C10])+446.9738654555" office:value-type="float" office:value="173.017648310969">
            <text:p>173,02</text:p>
          </table:table-cell>
          <table:table-cell table:style-name="ce17" table:formula="of:=ABS([.F10]-[.D10])/[.D10]" office:value-type="percentage" office:value="0.0686195715071236">
            <text:p>6,86%</text:p>
          </table:table-cell>
        </table:table-row>
        <table:table-row table:style-name="ro2">
          <table:table-cell table:style-name="ce9" office:value-type="float" office:value="195.41">
            <text:p>195,41</text:p>
          </table:table-cell>
          <table:table-cell table:style-name="ce11" table:formula="of:=0.9365538413*[.A11]+6.7283007964" office:value-type="float" office:value="189.740286924833">
            <text:p>189,74</text:p>
          </table:table-cell>
          <table:table-cell table:style-name="ce1" office:value-type="float" office:value="153">
            <text:p>153,00</text:p>
          </table:table-cell>
          <table:table-cell table:style-name="ce11" table:formula="of:=-58.2589033456*LN([.C11])+482.5210461673" office:value-type="float" office:value="189.453249518857">
            <text:p>189,45</text:p>
          </table:table-cell>
          <table:table-cell table:style-name="ce17" table:formula="of:=ABS([.D11]-[.B11])/[.B11]" office:value-type="percentage" office:value="0.00151279103994146">
            <text:p>0,15%</text:p>
          </table:table-cell>
          <table:table-cell table:style-name="ce6" table:formula="of:=-53.7828135155*LN([.C11])+446.9738654555" office:value-type="float" office:value="176.422760827951">
            <text:p>176,42</text:p>
          </table:table-cell>
          <table:table-cell table:style-name="ce17" table:formula="of:=ABS([.F11]-[.D11])/[.D11]" office:value-type="percentage" office:value="0.0687794414928154">
            <text:p>6,88%</text:p>
          </table:table-cell>
        </table:table-row>
        <table:table-row table:style-name="ro2">
          <table:table-cell table:style-name="ce9" office:value-type="float" office:value="201.59">
            <text:p>201,59</text:p>
          </table:table-cell>
          <table:table-cell table:style-name="ce11" table:formula="of:=0.9365538413*[.A12]+6.7283007964" office:value-type="float" office:value="195.528189664067">
            <text:p>195,53</text:p>
          </table:table-cell>
          <table:table-cell table:style-name="ce1" office:value-type="float" office:value="139">
            <text:p>139,00</text:p>
          </table:table-cell>
          <table:table-cell table:style-name="ce11" table:formula="of:=-58.2589033456*LN([.C12])+482.5210461673" office:value-type="float" office:value="195.044006235656">
            <text:p>195,04</text:p>
          </table:table-cell>
          <table:table-cell table:style-name="ce17" table:formula="of:=ABS([.D12]-[.B12])/[.B12]" office:value-type="percentage" office:value="0.00247628451550883">
            <text:p>0,25%</text:p>
          </table:table-cell>
          <table:table-cell table:style-name="ce6" table:formula="of:=-53.7828135155*LN([.C12])+446.9738654555" office:value-type="float" office:value="181.583974112836">
            <text:p>181,58</text:p>
          </table:table-cell>
          <table:table-cell table:style-name="ce17" table:formula="of:=ABS([.F12]-[.D12])/[.D12]" office:value-type="percentage" office:value="0.0690102320117313">
            <text:p>6,90%</text:p>
          </table:table-cell>
        </table:table-row>
        <table:table-row table:style-name="ro2">
          <table:table-cell table:style-name="ce9" office:value-type="float" office:value="205.22">
            <text:p>205,22</text:p>
          </table:table-cell>
          <table:table-cell table:style-name="ce11" table:formula="of:=0.9365538413*[.A13]+6.7283007964" office:value-type="float" office:value="198.927880107986">
            <text:p>198,93</text:p>
          </table:table-cell>
          <table:table-cell table:style-name="ce1" office:value-type="float" office:value="128">
            <text:p>128,00</text:p>
          </table:table-cell>
          <table:table-cell table:style-name="ce11" table:formula="of:=-58.2589033456*LN([.C13])+482.5210461673" office:value-type="float" office:value="199.847083991681">
            <text:p>199,85</text:p>
          </table:table-cell>
          <table:table-cell table:style-name="ce17" table:formula="of:=ABS([.D13]-[.B13])/[.B13]" office:value-type="percentage" office:value="0.00462078962082157">
            <text:p>0,46%</text:p>
          </table:table-cell>
          <table:table-cell table:style-name="ce6" table:formula="of:=-53.7828135155*LN([.C13])+446.9738654555" office:value-type="float" office:value="186.018026599549">
            <text:p>186,02</text:p>
          </table:table-cell>
          <table:table-cell table:style-name="ce17" table:formula="of:=ABS([.F13]-[.D13])/[.D13]" office:value-type="percentage" office:value="0.0691981945191039">
            <text:p>6,92%</text:p>
          </table:table-cell>
        </table:table-row>
        <table:table-row table:style-name="ro2">
          <table:table-cell table:style-name="ce9" office:value-type="float" office:value="210.18">
            <text:p>210,18</text:p>
          </table:table-cell>
          <table:table-cell table:style-name="ce11" table:formula="of:=0.9365538413*[.A14]+6.7283007964" office:value-type="float" office:value="203.573187160834">
            <text:p>203,57</text:p>
          </table:table-cell>
          <table:table-cell table:style-name="ce1" office:value-type="float" office:value="120">
            <text:p>120,00</text:p>
          </table:table-cell>
          <table:table-cell table:style-name="ce11" table:formula="of:=-58.2589033456*LN([.C14])+482.5210461673" office:value-type="float" office:value="203.607027456703">
            <text:p>203,61</text:p>
          </table:table-cell>
          <table:table-cell table:style-name="ce17" table:formula="of:=ABS([.D14]-[.B14])/[.B14]" office:value-type="percentage" office:value="0.000166231596315179">
            <text:p>0,02%</text:p>
          </table:table-cell>
          <table:table-cell table:style-name="ce6" table:formula="of:=-53.7828135155*LN([.C14])+446.9738654555" office:value-type="float" office:value="189.489089846457">
            <text:p>189,49</text:p>
          </table:table-cell>
          <table:table-cell table:style-name="ce17" table:formula="of:=ABS([.F14]-[.D14])/[.D14]" office:value-type="percentage" office:value="0.0693391470156784">
            <text:p>6,93%</text:p>
          </table:table-cell>
        </table:table-row>
        <table:table-row table:style-name="ro2">
          <table:table-cell table:style-name="ce9" office:value-type="float" office:value="215.09">
            <text:p>215,09</text:p>
          </table:table-cell>
          <table:table-cell table:style-name="ce11" table:formula="of:=0.9365538413*[.A15]+6.7283007964" office:value-type="float" office:value="208.171666521617">
            <text:p>208,17</text:p>
          </table:table-cell>
          <table:table-cell table:style-name="ce1" office:value-type="float" office:value="110">
            <text:p>110,00</text:p>
          </table:table-cell>
          <table:table-cell table:style-name="ce11" table:formula="of:=-58.2589033456*LN([.C15])+482.5210461673" office:value-type="float" office:value="208.676214858709">
            <text:p>208,68</text:p>
          </table:table-cell>
          <table:table-cell table:style-name="ce17" table:formula="of:=ABS([.D15]-[.B15])/[.B15]" office:value-type="percentage" office:value="0.00242371282087858">
            <text:p>0,24%</text:p>
          </table:table-cell>
          <table:table-cell table:style-name="ce6" table:formula="of:=-53.7828135155*LN([.C15])+446.9738654555" office:value-type="float" office:value="194.168806508817">
            <text:p>194,17</text:p>
          </table:table-cell>
          <table:table-cell table:style-name="ce17" table:formula="of:=ABS([.F15]-[.D15])/[.D15]" office:value-type="percentage" office:value="0.0695211400097255">
            <text:p>6,95%</text:p>
          </table:table-cell>
        </table:table-row>
        <table:table-row table:style-name="ro2">
          <table:table-cell table:style-name="ce9" office:value-type="float" office:value="220.21">
            <text:p>220,21</text:p>
          </table:table-cell>
          <table:table-cell table:style-name="ce11" table:formula="of:=0.9365538413*[.A16]+6.7283007964" office:value-type="float" office:value="212.966822189073">
            <text:p>212,97</text:p>
          </table:table-cell>
          <table:table-cell table:style-name="ce1" office:value-type="float" office:value="101">
            <text:p>101,00</text:p>
          </table:table-cell>
          <table:table-cell table:style-name="ce11" table:formula="of:=-58.2589033456*LN([.C16])+482.5210461673" office:value-type="float" office:value="213.64918604835">
            <text:p>213,65</text:p>
          </table:table-cell>
          <table:table-cell table:style-name="ce17" table:formula="of:=ABS([.D16]-[.B16])/[.B16]" office:value-type="percentage" office:value="0.0032040852761129">
            <text:p>0,32%</text:p>
          </table:table-cell>
          <table:table-cell table:style-name="ce6" table:formula="of:=-53.7828135155*LN([.C16])+446.9738654555" office:value-type="float" office:value="198.759699346669">
            <text:p>198,76</text:p>
          </table:table-cell>
          <table:table-cell table:style-name="ce17" table:formula="of:=ABS([.F16]-[.D16])/[.D16]" office:value-type="percentage" office:value="0.0696912868102923">
            <text:p>6,97%</text:p>
          </table:table-cell>
        </table:table-row>
        <table:table-row table:style-name="ro2">
          <table:table-cell table:style-name="ce9" office:value-type="float" office:value="224.89">
            <text:p>224,89</text:p>
          </table:table-cell>
          <table:table-cell table:style-name="ce11" table:formula="of:=0.9365538413*[.A17]+6.7283007964" office:value-type="float" office:value="217.349894166357">
            <text:p>217,35</text:p>
          </table:table-cell>
          <table:table-cell table:style-name="ce1" office:value-type="float" office:value="94">
            <text:p>94,00</text:p>
          </table:table-cell>
          <table:table-cell table:style-name="ce11" table:formula="of:=-58.2589033456*LN([.C17])+482.5210461673" office:value-type="float" office:value="217.833674576463">
            <text:p>217,83</text:p>
          </table:table-cell>
          <table:table-cell table:style-name="ce17" table:formula="of:=ABS([.D17]-[.B17])/[.B17]" office:value-type="percentage" office:value="0.00222581387472772">
            <text:p>0,22%</text:p>
          </table:table-cell>
          <table:table-cell table:style-name="ce6" table:formula="of:=-53.7828135155*LN([.C17])+446.9738654555" office:value-type="float" office:value="202.622689434728">
            <text:p>202,62</text:p>
          </table:table-cell>
          <table:table-cell table:style-name="ce17" table:formula="of:=ABS([.F17]-[.D17])/[.D17]" office:value-type="percentage" office:value="0.0698284375513097">
            <text:p>6,98%</text:p>
          </table:table-cell>
        </table:table-row>
        <table:table-row table:style-name="ro2">
          <table:table-cell table:style-name="ce9" office:value-type="float" office:value="229.79">
            <text:p>229,79</text:p>
          </table:table-cell>
          <table:table-cell table:style-name="ce11" table:formula="of:=0.9365538413*[.A18]+6.7283007964" office:value-type="float" office:value="221.939007988727">
            <text:p>221,94</text:p>
          </table:table-cell>
          <table:table-cell table:style-name="ce1" office:value-type="float" office:value="87">
            <text:p>87,00</text:p>
          </table:table-cell>
          <table:table-cell table:style-name="ce11" table:formula="of:=-58.2589033456*LN([.C18])+482.5210461673" office:value-type="float" office:value="222.342136732272">
            <text:p>222,34</text:p>
          </table:table-cell>
          <table:table-cell table:style-name="ce17" table:formula="of:=ABS([.D18]-[.B18])/[.B18]" office:value-type="percentage" office:value="0.00181639427515947">
            <text:p>0,18%</text:p>
          </table:table-cell>
          <table:table-cell table:style-name="ce6" table:formula="of:=-53.7828135155*LN([.C18])+446.9738654555" office:value-type="float" office:value="206.784761932543">
            <text:p>206,78</text:p>
          </table:table-cell>
          <table:table-cell table:style-name="ce17" table:formula="of:=ABS([.F18]-[.D18])/[.D18]" office:value-type="percentage" office:value="0.0699704294848181">
            <text:p>7,00%</text:p>
          </table:table-cell>
        </table:table-row>
        <table:table-row table:style-name="ro2">
          <table:table-cell table:style-name="ce15" office:value-type="float" office:value="234.87">
            <text:p>234,87</text:p>
          </table:table-cell>
          <table:table-cell table:style-name="ce11" table:formula="of:=0.9365538413*[.A19]+6.7283007964" office:value-type="float" office:value="226.696701502531">
            <text:p>226,70</text:p>
          </table:table-cell>
          <table:table-cell table:style-name="ce1" office:value-type="float" office:value="80">
            <text:p>80,00</text:p>
          </table:table-cell>
          <table:table-cell table:style-name="ce11" table:formula="of:=-58.2589033456*LN([.C19])+482.5210461673" office:value-type="float" office:value="227.22897999999">
            <text:p>227,23</text:p>
          </table:table-cell>
          <table:table-cell table:style-name="ce17" table:formula="of:=ABS([.D19]-[.B19])/[.B19]" office:value-type="percentage" office:value="0.00234797636635475">
            <text:p>0,23%</text:p>
          </table:table-cell>
          <table:table-cell table:style-name="ce6" table:formula="of:=-53.7828135155*LN([.C19])+446.9738654555" office:value-type="float" office:value="211.296144142881">
            <text:p>211,30</text:p>
          </table:table-cell>
          <table:table-cell table:style-name="ce17" table:formula="of:=ABS([.F19]-[.D19])/[.D19]" office:value-type="percentage" office:value="0.0701179746399851">
            <text:p>7,01%</text:p>
          </table:table-cell>
        </table:table-row>
        <table:table-row table:style-name="ro2">
          <table:table-cell table:style-name="ce15" office:value-type="float" office:value="240.61">
            <text:p>240,61</text:p>
          </table:table-cell>
          <table:table-cell table:style-name="ce11" table:formula="of:=0.9365538413*[.A20]+6.7283007964" office:value-type="float" office:value="232.072520551593">
            <text:p>232,07</text:p>
          </table:table-cell>
          <table:table-cell table:style-name="ce1" office:value-type="float" office:value="75">
            <text:p>75,00</text:p>
          </table:table-cell>
          <table:table-cell table:style-name="ce11" table:formula="of:=-58.2589033456*LN([.C20])+482.5210461673" office:value-type="float" office:value="230.988923465011">
            <text:p>230,99</text:p>
          </table:table-cell>
          <table:table-cell table:style-name="ce17" table:formula="of:=ABS([.D20]-[.B20])/[.B20]" office:value-type="percentage" office:value="0.00466921755322959">
            <text:p>0,47%</text:p>
          </table:table-cell>
          <table:table-cell table:style-name="ce6" table:formula="of:=-53.7828135155*LN([.C20])+446.9738654555" office:value-type="float" office:value="214.767207389789">
            <text:p>214,77</text:p>
          </table:table-cell>
          <table:table-cell table:style-name="ce17" table:formula="of:=ABS([.F20]-[.D20])/[.D20]" office:value-type="percentage" office:value="0.0702272465358267">
            <text:p>7,02%</text:p>
          </table:table-cell>
        </table:table-row>
        <table:table-row table:style-name="ro2">
          <table:table-cell table:style-name="ce15" office:value-type="float" office:value="244.85">
            <text:p>244,85</text:p>
          </table:table-cell>
          <table:table-cell table:style-name="ce11" table:formula="of:=0.9365538413*[.A21]+6.7283007964" office:value-type="float" office:value="236.043508838705">
            <text:p>236,04</text:p>
          </table:table-cell>
          <table:table-cell table:style-name="ce1" office:value-type="float" office:value="70">
            <text:p>70,00</text:p>
          </table:table-cell>
          <table:table-cell table:style-name="ce11" table:formula="of:=-58.2589033456*LN([.C21])+482.5210461673" office:value-type="float" office:value="235.008372496505">
            <text:p>235,01</text:p>
          </table:table-cell>
          <table:table-cell table:style-name="ce17" table:formula="of:=ABS([.D21]-[.B21])/[.B21]" office:value-type="percentage" office:value="0.00438536245835683">
            <text:p>0,44%</text:p>
          </table:table-cell>
          <table:table-cell table:style-name="ce6" table:formula="of:=-53.7828135155*LN([.C21])+446.9738654555" office:value-type="float" office:value="218.47783813087">
            <text:p>218,48</text:p>
          </table:table-cell>
          <table:table-cell table:style-name="ce17" table:formula="of:=ABS([.F21]-[.D21])/[.D21]" office:value-type="percentage" office:value="0.0703401933728149">
            <text:p>7,03%</text:p>
          </table:table-cell>
        </table:table-row>
        <table:table-row table:style-name="ro2" table:number-rows-repeated="1048554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Sanches</meta:initial-creator>
    <meta:creation-date>2013-09-09T16:51:10</meta:creation-date>
    <dc:date>2013-09-10T15:43:29</dc:date>
    <dc:creator>sara </dc:creator>
    <meta:editing-duration>PT2H18M58S</meta:editing-duration>
    <meta:editing-cycles>18</meta:editing-cycles>
    <meta:generator>LibreOffice/3.5$Linux_X86_64 LibreOffice_project/350m1$Build-2</meta:generator>
    <meta:document-statistic meta:table-count="4" meta:cell-count="4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 style:data-style-name="N2">
      <style:chart-properties chart:symbol-type="named-symbol" chart:symbol-name="diamond" chart:symbol-width="0.25cm" chart:symbol-height="0.25cm" chart:regression-type="logarithmic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legend chart:legend-position="end" svg:x="11.826cm" svg:y="3.492cm" style:legend-expansion="high" chart:style-name="ch2"/>
        <chart:plot-area chart:style-name="ch3" table:cell-range-address="'s oleo 10-set'.A1:'s oleo 10-set'.B18 's oleo 10-set'.F1:'s oleo 10-set'.F1" chart:data-source-has-labels="both" svg:x="0.819cm" svg:y="0.859cm" svg:width="10.269cm" svg:height="7.617cm">
          <chartooo:coordinate-region svg:x="2.102cm" svg:y="1.058cm" svg:width="8.706cm" svg:height="6.771cm"/>
          <chart:axis chart:dimension="x" chart:name="primary-x" chart:style-name="ch4" chartooo:axis-type="auto">
            <chart:categories table:cell-range-address="'s oleo 10-set'.A1:'s oleo 10-set'.A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 oleo 10-set'.A2:'s oleo 10-set'.A18" chart:label-cell-address="'s oleo 10-set'.B1:'s oleo 10-set'.B1" chart:class="chart:scatter">
            <chart:domain table:cell-range-address="'s oleo 10-set'.B2:'s oleo 10-set'.B18"/>
            <chart:regression-curve chart:style-name="ch8">
              <chart:equation chart:display-r-square="true" svg:x="3.245cm" svg:y="6.696cm"/>
            </chart:regression-curve>
            <chart:data-point chart:repeated="17"/>
          </chart:series>
          <chart:series chart:style-name="ch9" chart:values-cell-range-address="'s oleo 10-set'.A2:'s oleo 10-set'.A18" chart:label-cell-address="'s oleo 10-set'.F1:'s oleo 10-set'.F1" chart:class="chart:scatter">
            <chart:domain table:cell-range-address="'s oleo 10-set'.F2:'s oleo 10-set'.F18"/>
            <chart:regression-curve chart:style-name="ch10">
              <chart:equation chart:display-r-square="true" svg:x="10.047cm" svg:y="6.715cm"/>
            </chart:regression-curve>
            <chart:data-point chart:repeated="1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termistor antigo</text:p>
                <draw:g>
                  <svg:desc>'s oleo 10-set'.B1:'s oleo 10-set'.B1</svg:desc>
                </draw:g>
              </table:table-cell>
              <table:table-cell office:value-type="string">
                <text:p>Coluna F</text:p>
              </table:table-cell>
              <table:table-cell office:value-type="string">
                <text:p>ADC addtherm velho</text:p>
                <draw:g>
                  <svg:desc>'s oleo 10-set'.F1:'s oleo 10-set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elcius termopar</text:p>
                <draw:g>
                  <svg:desc>'s oleo 10-set'.A1:'s oleo 10-set'.A1</svg:desc>
                </draw:g>
              </table:table-cell>
              <table:table-cell office:value-type="float" office:value="150.8">
                <text:p>150.8</text:p>
                <draw:g>
                  <svg:desc>'s oleo 10-set'.B2:'s oleo 10-set'.B18</svg:desc>
                </draw:g>
              </table:table-cell>
              <table:table-cell office:value-type="float" office:value="148">
                <text:p>148</text:p>
                <draw:g>
                  <svg:desc>'s oleo 10-set'.A2:'s oleo 10-set'.A18</svg:desc>
                </draw:g>
              </table:table-cell>
              <table:table-cell office:value-type="float" office:value="264">
                <text:p>264</text:p>
                <draw:g>
                  <svg:desc>'s oleo 10-set'.F2:'s oleo 10-set'.F18</svg:desc>
                </draw:g>
              </table:table-cell>
              <table:table-cell office:value-type="float" office:value="148">
                <text:p>148</text:p>
                <draw:g>
                  <svg:desc>'s oleo 10-set'.A2:'s oleo 10-set'.A18</svg:desc>
                </draw:g>
              </table:table-cell>
            </table:table-row>
            <table:table-row>
              <table:table-cell office:value-type="string"/>
              <table:table-cell office:value-type="float" office:value="162.86">
                <text:p>162.86</text:p>
              </table:table-cell>
              <table:table-cell office:value-type="float" office:value="158.2">
                <text:p>158.2</text:p>
              </table:table-cell>
              <table:table-cell office:value-type="float" office:value="212">
                <text:p>212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/>
              <table:table-cell office:value-type="float" office:value="165.65">
                <text:p>165.65</text:p>
              </table:table-cell>
              <table:table-cell office:value-type="float" office:value="162.2">
                <text:p>162.2</text:p>
              </table:table-cell>
              <table:table-cell office:value-type="float" office:value="202">
                <text:p>202</text:p>
              </table:table-cell>
              <table:table-cell office:value-type="float" office:value="162.2">
                <text:p>162.2</text:p>
              </table:table-cell>
            </table:table-row>
            <table:table-row>
              <table:table-cell office:value-type="string"/>
              <table:table-cell office:value-type="float" office:value="170.49">
                <text:p>170.49</text:p>
              </table:table-cell>
              <table:table-cell office:value-type="float" office:value="166.3">
                <text:p>166.3</text:p>
              </table:table-cell>
              <table:table-cell office:value-type="float" office:value="184">
                <text:p>184</text:p>
              </table:table-cell>
              <table:table-cell office:value-type="float" office:value="166.3">
                <text:p>166.3</text:p>
              </table:table-cell>
            </table:table-row>
            <table:table-row>
              <table:table-cell office:value-type="string"/>
              <table:table-cell office:value-type="float" office:value="175.45">
                <text:p>175.45</text:p>
              </table:table-cell>
              <table:table-cell office:value-type="float" office:value="171.3">
                <text:p>171.3</text:p>
              </table:table-cell>
              <table:table-cell office:value-type="float" office:value="169">
                <text:p>169</text:p>
              </table:table-cell>
              <table:table-cell office:value-type="float" office:value="171.3">
                <text:p>171.3</text:p>
              </table:table-cell>
            </table:table-row>
            <table:table-row>
              <table:table-cell office:value-type="string"/>
              <table:table-cell office:value-type="float" office:value="180.29">
                <text:p>180.29</text:p>
              </table:table-cell>
              <table:table-cell office:value-type="float" office:value="175.9">
                <text:p>175.9</text:p>
              </table:table-cell>
              <table:table-cell office:value-type="float" office:value="155">
                <text:p>155</text:p>
              </table:table-cell>
              <table:table-cell office:value-type="float" office:value="175.9">
                <text:p>175.9</text:p>
              </table:table-cell>
            </table:table-row>
            <table:table-row>
              <table:table-cell office:value-type="string"/>
              <table:table-cell office:value-type="float" office:value="190.24">
                <text:p>190.24</text:p>
              </table:table-cell>
              <table:table-cell office:value-type="float" office:value="185.3">
                <text:p>185.3</text:p>
              </table:table-cell>
              <table:table-cell office:value-type="float" office:value="129">
                <text:p>129</text:p>
              </table:table-cell>
              <table:table-cell office:value-type="float" office:value="185.3">
                <text:p>185.3</text:p>
              </table:table-cell>
            </table:table-row>
            <table:table-row>
              <table:table-cell office:value-type="string"/>
              <table:table-cell office:value-type="float" office:value="200">
                <text:p>200</text:p>
              </table:table-cell>
              <table:table-cell office:value-type="float" office:value="194.2">
                <text:p>194.2</text:p>
              </table:table-cell>
              <table:table-cell office:value-type="float" office:value="109">
                <text:p>109</text:p>
              </table:table-cell>
              <table:table-cell office:value-type="float" office:value="194.2">
                <text:p>194.2</text:p>
              </table:table-cell>
            </table:table-row>
            <table:table-row>
              <table:table-cell office:value-type="string"/>
              <table:table-cell office:value-type="float" office:value="209.86">
                <text:p>209.86</text:p>
              </table:table-cell>
              <table:table-cell office:value-type="float" office:value="203.4">
                <text:p>203.4</text:p>
              </table:table-cell>
              <table:table-cell office:value-type="float" office:value="91">
                <text:p>91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/>
              <table:table-cell office:value-type="float" office:value="214.74">
                <text:p>214.74</text:p>
              </table:table-cell>
              <table:table-cell office:value-type="float" office:value="208.1">
                <text:p>208.1</text:p>
              </table:table-cell>
              <table:table-cell office:value-type="float" office:value="84">
                <text:p>84</text:p>
              </table:table-cell>
              <table:table-cell office:value-type="float" office:value="208.1">
                <text:p>208.1</text:p>
              </table:table-cell>
            </table:table-row>
            <table:table-row>
              <table:table-cell office:value-type="string"/>
              <table:table-cell office:value-type="float" office:value="220.21">
                <text:p>220.21</text:p>
              </table:table-cell>
              <table:table-cell office:value-type="float" office:value="213">
                <text:p>213</text:p>
              </table:table-cell>
              <table:table-cell office:value-type="float" office:value="77">
                <text:p>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/>
              <table:table-cell office:value-type="float" office:value="224.89">
                <text:p>224.89</text:p>
              </table:table-cell>
              <table:table-cell office:value-type="float" office:value="217.1">
                <text:p>217.1</text:p>
              </table:table-cell>
              <table:table-cell office:value-type="float" office:value="72">
                <text:p>72</text:p>
              </table:table-cell>
              <table:table-cell office:value-type="float" office:value="217.1">
                <text:p>217.1</text:p>
              </table:table-cell>
            </table:table-row>
            <table:table-row>
              <table:table-cell office:value-type="string"/>
              <table:table-cell office:value-type="float" office:value="230.77">
                <text:p>230.77</text:p>
              </table:table-cell>
              <table:table-cell office:value-type="float" office:value="222.4">
                <text:p>222.4</text:p>
              </table:table-cell>
              <table:table-cell office:value-type="float" office:value="64">
                <text:p>64</text:p>
              </table:table-cell>
              <table:table-cell office:value-type="float" office:value="222.4">
                <text:p>222.4</text:p>
              </table:table-cell>
            </table:table-row>
            <table:table-row>
              <table:table-cell office:value-type="string"/>
              <table:table-cell office:value-type="float" office:value="234.36">
                <text:p>234.36</text:p>
              </table:table-cell>
              <table:table-cell office:value-type="float" office:value="225.9">
                <text:p>225.9</text:p>
              </table:table-cell>
              <table:table-cell office:value-type="float" office:value="61">
                <text:p>61</text:p>
              </table:table-cell>
              <table:table-cell office:value-type="float" office:value="225.9">
                <text:p>225.9</text:p>
              </table:table-cell>
            </table:table-row>
            <table:table-row>
              <table:table-cell office:value-type="string"/>
              <table:table-cell office:value-type="float" office:value="240.91">
                <text:p>240.91</text:p>
              </table:table-cell>
              <table:table-cell office:value-type="float" office:value="231.9">
                <text:p>231.9</text:p>
              </table:table-cell>
              <table:table-cell office:value-type="float" office:value="55">
                <text:p>55</text:p>
              </table:table-cell>
              <table:table-cell office:value-type="float" office:value="231.9">
                <text:p>231.9</text:p>
              </table:table-cell>
            </table:table-row>
            <table:table-row>
              <table:table-cell office:value-type="string"/>
              <table:table-cell office:value-type="float" office:value="245.15">
                <text:p>245.15</text:p>
              </table:table-cell>
              <table:table-cell office:value-type="float" office:value="236.2">
                <text:p>236.2</text:p>
              </table:table-cell>
              <table:table-cell office:value-type="float" office:value="51">
                <text:p>51</text:p>
              </table:table-cell>
              <table:table-cell office:value-type="float" office:value="236.2">
                <text:p>236.2</text:p>
              </table:table-cell>
            </table:table-row>
            <table:table-row>
              <table:table-cell office:value-type="string"/>
              <table:table-cell office:value-type="float" office:value="244.55">
                <text:p>244.55</text:p>
              </table:table-cell>
              <table:table-cell office:value-type="float" office:value="236.6">
                <text:p>236.6</text:p>
              </table:table-cell>
              <table:table-cell office:value-type="float" office:value="51">
                <text:p>51</text:p>
              </table:table-cell>
              <table:table-cell office:value-type="float" office:value="236.6">
                <text:p>236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2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462cm" svg:height="9.077cm" xlink:href=".." xlink:type="simple" chart:class="chart:scatter" chart:style-name="ch1">
        <chart:legend chart:legend-position="end" svg:x="11.906cm" svg:y="3.99cm" style:legend-expansion="high" chart:style-name="ch2"/>
        <chart:plot-area chart:style-name="ch3" table:cell-range-address="'add-term novo'.B1:'add-term novo'.C21" chart:data-source-has-labels="both" svg:x="0.819cm" svg:y="0.859cm" svg:width="10.349cm" svg:height="7.617cm">
          <chartooo:coordinate-region svg:x="2.102cm" svg:y="1.058cm" svg:width="8.548cm" svg:height="6.771cm"/>
          <chart:axis chart:dimension="x" chart:name="primary-x" chart:style-name="ch4" chartooo:axis-type="auto">
            <chart:categories table:cell-range-address="'add-term novo'.B1:'add-term novo'.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add-term novo'.B2:'add-term novo'.B21" chart:label-cell-address="'add-term novo'.C1:'add-term novo'.C1" chart:class="chart:scatter">
            <chart:domain table:cell-range-address="'add-term novo'.C2:'add-term novo'.C21"/>
            <chart:regression-curve chart:style-name="ch7">
              <chart:equation chart:display-r-square="true" svg:x="3.245cm" svg:y="6.696cm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C</text:p>
              </table:table-cell>
              <table:table-cell office:value-type="string">
                <text:p>ADC addtherm novo</text:p>
                <draw:g>
                  <svg:desc>'add-term novo'.C1:'add-term novo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rrigido</text:p>
                <draw:g>
                  <svg:desc>'add-term novo'.B1:'add-term novo'.B1</svg:desc>
                </draw:g>
              </table:table-cell>
              <table:table-cell office:value-type="float" office:value="306">
                <text:p>306</text:p>
                <draw:g>
                  <svg:desc>'add-term novo'.C2:'add-term novo'.C21</svg:desc>
                </draw:g>
              </table:table-cell>
              <table:table-cell office:value-type="float" office:value="148.166661909526">
                <text:p>148.166661909526</text:p>
                <draw:g>
                  <svg:desc>'add-term novo'.B2:'add-term novo'.B21</svg:desc>
                </draw:g>
              </table:table-cell>
            </table:table-row>
            <table:table-row>
              <table:table-cell office:value-type="string"/>
              <table:table-cell office:value-type="float" office:value="285">
                <text:p>285</text:p>
              </table:table-cell>
              <table:table-cell office:value-type="float" office:value="152.802603423961">
                <text:p>152.802603423961</text:p>
              </table:table-cell>
            </table:table-row>
            <table:table-row>
              <table:table-cell office:value-type="string"/>
              <table:table-cell office:value-type="float" office:value="263">
                <text:p>263</text:p>
              </table:table-cell>
              <table:table-cell office:value-type="float" office:value="157.401082784744">
                <text:p>157.401082784744</text:p>
              </table:table-cell>
            </table:table-row>
            <table:table-row>
              <table:table-cell office:value-type="string"/>
              <table:table-cell office:value-type="float" office:value="244">
                <text:p>244</text:p>
              </table:table-cell>
              <table:table-cell office:value-type="float" office:value="161.990196607114">
                <text:p>161.990196607114</text:p>
              </table:table-cell>
            </table:table-row>
            <table:table-row>
              <table:table-cell office:value-type="string"/>
              <table:table-cell office:value-type="float" office:value="226">
                <text:p>226</text:p>
              </table:table-cell>
              <table:table-cell office:value-type="float" office:value="166.626138121549">
                <text:p>166.626138121549</text:p>
              </table:table-cell>
            </table:table-row>
            <table:table-row>
              <table:table-cell office:value-type="string"/>
              <table:table-cell office:value-type="float" office:value="210">
                <text:p>210</text:p>
              </table:table-cell>
              <table:table-cell office:value-type="float" office:value="171.271445174397">
                <text:p>171.271445174397</text:p>
              </table:table-cell>
            </table:table-row>
            <table:table-row>
              <table:table-cell office:value-type="string"/>
              <table:table-cell office:value-type="float" office:value="193">
                <text:p>193</text:p>
              </table:table-cell>
              <table:table-cell office:value-type="float" office:value="175.860558996767">
                <text:p>175.860558996767</text:p>
              </table:table-cell>
            </table:table-row>
            <table:table-row>
              <table:table-cell office:value-type="string"/>
              <table:table-cell office:value-type="float" office:value="179">
                <text:p>179</text:p>
              </table:table-cell>
              <table:table-cell office:value-type="float" office:value="180.543328203267">
                <text:p>180.543328203267</text:p>
              </table:table-cell>
            </table:table-row>
            <table:table-row>
              <table:table-cell office:value-type="string"/>
              <table:table-cell office:value-type="float" office:value="163">
                <text:p>163</text:p>
              </table:table-cell>
              <table:table-cell office:value-type="float" office:value="185.994071559633">
                <text:p>185.994071559633</text:p>
              </table:table-cell>
            </table:table-row>
            <table:table-row>
              <table:table-cell office:value-type="string"/>
              <table:table-cell office:value-type="float" office:value="153">
                <text:p>153</text:p>
              </table:table-cell>
              <table:table-cell office:value-type="float" office:value="189.740286924833">
                <text:p>189.740286924833</text:p>
              </table:table-cell>
            </table:table-row>
            <table:table-row>
              <table:table-cell office:value-type="string"/>
              <table:table-cell office:value-type="float" office:value="139">
                <text:p>139</text:p>
              </table:table-cell>
              <table:table-cell office:value-type="float" office:value="195.528189664067">
                <text:p>195.528189664067</text:p>
              </table:table-cell>
            </table:table-row>
            <table:table-row>
              <table:table-cell office:value-type="string"/>
              <table:table-cell office:value-type="float" office:value="128">
                <text:p>128</text:p>
              </table:table-cell>
              <table:table-cell office:value-type="float" office:value="198.927880107986">
                <text:p>198.927880107986</text:p>
              </table:table-cell>
            </table:table-row>
            <table:table-row>
              <table:table-cell office:value-type="string"/>
              <table:table-cell office:value-type="float" office:value="120">
                <text:p>120</text:p>
              </table:table-cell>
              <table:table-cell office:value-type="float" office:value="203.573187160834">
                <text:p>203.573187160834</text:p>
              </table:table-cell>
            </table:table-row>
            <table:table-row>
              <table:table-cell office:value-type="string"/>
              <table:table-cell office:value-type="float" office:value="110">
                <text:p>110</text:p>
              </table:table-cell>
              <table:table-cell office:value-type="float" office:value="208.171666521617">
                <text:p>208.171666521617</text:p>
              </table:table-cell>
            </table:table-row>
            <table:table-row>
              <table:table-cell office:value-type="string"/>
              <table:table-cell office:value-type="float" office:value="101">
                <text:p>101</text:p>
              </table:table-cell>
              <table:table-cell office:value-type="float" office:value="212.966822189073">
                <text:p>212.966822189073</text:p>
              </table:table-cell>
            </table:table-row>
            <table:table-row>
              <table:table-cell office:value-type="string"/>
              <table:table-cell office:value-type="float" office:value="94">
                <text:p>94</text:p>
              </table:table-cell>
              <table:table-cell office:value-type="float" office:value="217.349894166357">
                <text:p>217.349894166357</text:p>
              </table:table-cell>
            </table:table-row>
            <table:table-row>
              <table:table-cell office:value-type="string"/>
              <table:table-cell office:value-type="float" office:value="87">
                <text:p>87</text:p>
              </table:table-cell>
              <table:table-cell office:value-type="float" office:value="221.939007988727">
                <text:p>221.939007988727</text:p>
              </table:table-cell>
            </table:table-row>
            <table:table-row>
              <table:table-cell office:value-type="string"/>
              <table:table-cell office:value-type="float" office:value="80">
                <text:p>80</text:p>
              </table:table-cell>
              <table:table-cell office:value-type="float" office:value="226.696701502531">
                <text:p>226.696701502531</text:p>
              </table:table-cell>
            </table:table-row>
            <table:table-row>
              <table:table-cell office:value-type="string"/>
              <table:table-cell office:value-type="float" office:value="75">
                <text:p>75</text:p>
              </table:table-cell>
              <table:table-cell office:value-type="float" office:value="232.072520551593">
                <text:p>232.072520551593</text:p>
              </table:table-cell>
            </table:table-row>
            <table:table-row>
              <table:table-cell office:value-type="string"/>
              <table:table-cell office:value-type="float" office:value="70">
                <text:p>70</text:p>
              </table:table-cell>
              <table:table-cell office:value-type="float" office:value="236.043508838705">
                <text:p>236.0435088387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